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088d95" officeooo:paragraph-rsid="00088d95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088d95" officeooo:paragraph-rsid="00088d95" fo:background-color="#ff99ff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88d95" officeooo:paragraph-rsid="00088d95" fo:background-color="#00ccff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88d95" officeooo:paragraph-rsid="00088d95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88d95" officeooo:paragraph-rsid="00088d95" fo:background-color="transparent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a3906" officeooo:paragraph-rsid="000a3906" fo:background-color="transparent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88d95" officeooo:paragraph-rsid="00088d95" fo:background-color="#ffff66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a3906" officeooo:paragraph-rsid="000a3906" fo:background-color="#ffff66" style:font-weight-asian="bold" style:font-weight-complex="bold"/>
    </style:style>
    <style:style style:name="P9" style:family="paragraph" style:parent-style-name="Standard">
      <style:text-properties fo:color="#800000" style:text-underline-style="solid" style:text-underline-width="auto" style:text-underline-color="font-color" fo:font-weight="bold" officeooo:rsid="000a3906" officeooo:paragraph-rsid="000a3906" fo:background-color="transparent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officeooo:rsid="00088d95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fo:background-color="#ffff66" loext:char-shading-value="0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800000" style:text-underline-style="none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1">GREP PACKAGES LOGS</text:span></text:p>
      <text:p text:style-name="Standard"><text:span text:style-name="T1"/></text:p>
      <text:p text:style-name="P1"><text:s/><text:span text:style-name="T2">NOTE</text:span>:</text:p>
      <text:p text:style-name="P4"/>
      <text:p text:style-name="P4">ISSUES : <text:span text:style-name="T3">When i did Make it fails with some error like ;</text:span></text:p>
      <text:p text:style-name="P4"><text:span text:style-name="T3"/></text:p>
      <text:p text:style-name="P2">/home/mahannee/packages/grep/grep-2.24/build-aux/missing: 81: /home/mahannee/packages/grep/grep-2.24/build-aux/missing: automake-1.99a: not found</text:p>
      <text:p text:style-name="P2">WARNING: 'automake-1.99a' is missing on your system.</text:p>
      <text:p text:style-name="P2"><text:s text:c="9"/>You should only need it if you modified 'Makefile.am' or</text:p>
      <text:p text:style-name="P2"><text:s text:c="9"/>'configure.ac' or m4 files included by 'configure.ac'.</text:p>
      <text:p text:style-name="P2"><text:s text:c="9"/>The 'automake' program is part of the GNU Automake package:</text:p>
      <text:p text:style-name="P2"><text:s text:c="9"/>&lt;http://www.gnu.org/software/automake&gt;</text:p>
      <text:p text:style-name="P2"><text:s text:c="9"/>It also requires GNU Autoconf, GNU m4 and Perl in order to run:</text:p>
      <text:p text:style-name="P2"><text:s text:c="9"/>&lt;http://www.gnu.org/software/autoconf&gt;</text:p>
      <text:p text:style-name="P2"><text:s text:c="9"/>&lt;http://www.gnu.org/software/m4/&gt;</text:p>
      <text:p text:style-name="P2"><text:s text:c="9"/>&lt;http://www.perl.org/&gt;</text:p>
      <text:p text:style-name="P2">Makefile:1217: recipe for target 'Makefile.in' failed</text:p>
      <text:p text:style-name="P2">make[2]: *** [Makefile.in] Error 127</text:p>
      <text:p text:style-name="P2">make[2]: Leaving directory '/home/mahannee/packages/grep/grep-2.24/src'</text:p>
      <text:p text:style-name="P2">Makefile:1278: recipe for target 'all-recursive' failed</text:p>
      <text:p text:style-name="P2">make[1]: *** [all-recursive] Error 1</text:p>
      <text:p text:style-name="P2">make[1]: Leaving directory '/home/mahannee/packages/grep/grep-2.24'</text:p>
      <text:p text:style-name="P2">Makefile:1219: recipe for target 'all' failed</text:p>
      <text:p text:style-name="P2">make: *** [all] Error 2</text:p>
      <text:p text:style-name="P1"/>
      <text:p text:style-name="P4">Sollution :</text:p>
      <text:p text:style-name="P1">so i solved this problem by setting below flags ;</text:p>
      <text:p text:style-name="P1"/>
      <text:p text:style-name="P3">make all AUTOCONF=: AUTOHEADER=: AUTOMAKE=: ACLOCAL=:</text:p>
      <text:p text:style-name="P3">make check AUTOCONF=: AUTOHEADER=: AUTOMAKE=: ACLOCAL=:</text:p>
      <text:p text:style-name="P3"/>
      <text:p text:style-name="P3"/>
      <text:p text:style-name="P5">LOGS :</text:p>
      <text:p text:style-name="P5"><text:span text:style-name="T3"/></text:p>
      <text:p text:style-name="P7"><text:span text:style-name="T3">mahannee@VTA076L:~/packages/grep$ ls</text:span></text:p>
      <text:p text:style-name="P5"><text:span text:style-name="T3">grep-2.24 <text:s/>grep_2.24-1.debian.tar.bz2 <text:s/>grep_2.24-1.dsc <text:s/>grep_2.24.orig.tar.xz</text:span></text:p>
      <text:p text:style-name="P5"><text:span text:style-name="T3">mahannee@VTA076L:~/packages/grep$ cd grep-2.24/</text:span></text:p>
      <text:p text:style-name="P5"><text:span text:style-name="T3">mahannee@VTA076L:~/packages/grep/grep-2.24$ ls</text:span></text:p>
      <text:p text:style-name="P5"><text:span text:style-name="T3">ABOUT-NLS <text:s text:c="2"/>build-aux <text:s/>ChangeLog-2009 <text:s/>configure.ac <text:s/>dist-check.mk <text:s/>GNUmakefile <text:s/>m4 <text:s text:c="10"/>Makefile.in <text:s/>README <text:s text:c="9"/>src <text:s text:c="4"/>thanks-gen</text:span></text:p>
      <text:p text:style-name="P5"><text:span text:style-name="T3">aclocal.m4 <text:s/>cfg.mk <text:s text:c="4"/>config.hin <text:s text:c="5"/>COPYING <text:s text:c="6"/>doc <text:s text:c="11"/>INSTALL <text:s text:c="5"/>maint.mk <text:s text:c="4"/>NEWS <text:s text:c="8"/>README-alpha <text:s text:c="3"/>tests <text:s text:c="2"/>THANKS.in</text:span></text:p>
      <text:p text:style-name="P5"><text:span text:style-name="T3">AUTHORS <text:s text:c="4"/>ChangeLog <text:s/>configure <text:s text:c="6"/>debian <text:s text:c="7"/>gnulib-tests <text:s text:c="2"/>lib <text:s text:c="9"/>Makefile.am <text:s/>po <text:s text:c="10"/>README-release <text:s/>THANKS <text:s/>TODO</text:span></text:p>
      <text:p text:style-name="P5"><text:span text:style-name="T4">mahannee@VTA076L:~/packages/grep/grep-2.24$ ./configure</text:span><text:span text:style-name="T3"> </text:span></text:p>
      <text:p text:style-name="P5"><text:span text:style-name="T3">checking for a BSD-compatible install... /usr/bin/install -c</text:span></text:p>
      <text:p text:style-name="P5"><text:span text:style-name="T3">checking whether build environment is sane... yes</text:span></text:p>
      <text:p text:style-name="P5"><text:span text:style-name="T3">checking for a thread-safe mkdir -p... /bin/mkdir -p</text:span></text:p>
      <text:p text:style-name="P5"><text:span text:style-name="T3">checking for gawk... gawk</text:span></text:p>
      <text:p text:style-name="P5"><text:span text:style-name="T3">checking whether make sets $(MAKE)... yes</text:span></text:p>
      <text:p text:style-name="P5"><text:span text:style-name="T3">checking whether make supports nested variables... yes</text:span></text:p>
      <text:p text:style-name="P5"><text:soft-page-break/><text:span text:style-name="T3">checking whether make supports nested variables... (cached) yes</text:span></text:p>
      <text:p text:style-name="P5"><text:span text:style-name="T3">checking build system type... x86_64-pc-linux-gnu</text:span></text:p>
      <text:p text:style-name="P5"><text:span text:style-name="T3">checking host system type... x86_64-pc-linux-gnu</text:span></text:p>
      <text:p text:style-name="P5"><text:span text:style-name="T3">checking for gawk... (cached) gawk</text:span></text:p>
      <text:p text:style-name="P5"><text:span text:style-name="T3">checking for gcc... gcc</text:span></text:p>
      <text:p text:style-name="P5"><text:span text:style-name="T3">checking whether the C compiler works... yes</text:span></text:p>
      <text:p text:style-name="P5"><text:span text:style-name="T3">checking for C compiler default output file name... a.out</text:span></text:p>
      <text:p text:style-name="P5"><text:span text:style-name="T3">checking for suffix of executables... </text:span></text:p>
      <text:p text:style-name="P5"><text:span text:style-name="T3">checking whether we are cross compiling... no</text:span></text:p>
      <text:p text:style-name="P5"><text:span text:style-name="T3">checking for suffix of object files... o</text:span></text:p>
      <text:p text:style-name="P5"><text:span text:style-name="T3">checking whether the compiler supports GNU C... yes</text:span></text:p>
      <text:p text:style-name="P5"><text:span text:style-name="T3">checking whether gcc accepts -g... yes</text:span></text:p>
      <text:p text:style-name="P5"><text:span text:style-name="T3">checking for gcc option to enable C11 features... none needed</text:span></text:p>
      <text:p text:style-name="P5"><text:span text:style-name="T3">checking whether gcc understands -c and -o together... yes</text:span></text:p>
      <text:p text:style-name="P5"><text:span text:style-name="T3">checking whether make supports the include directive... yes (GNU style)</text:span></text:p>
      <text:p text:style-name="P5"><text:span text:style-name="T3">checking dependency style of gcc... gcc3</text:span></text:p>
      <text:p text:style-name="P5"><text:span text:style-name="T3">checking for sys/types.h... yes</text:span></text:p>
      <text:p text:style-name="P5"><text:span text:style-name="T3">checking for sys/stat.h... yes</text:span></text:p>
      <text:p text:style-name="P5"><text:span text:style-name="T3">checking for strings.h... yes</text:span></text:p>
      <text:p text:style-name="P5"><text:span text:style-name="T3">checking for inttypes.h... yes</text:span></text:p>
      <text:p text:style-name="P5"><text:span text:style-name="T3">checking for stdint.h... yes</text:span></text:p>
      <text:p text:style-name="P5"><text:span text:style-name="T3">checking for unistd.h... yes</text:span></text:p>
      <text:p text:style-name="P5"><text:span text:style-name="T3">checking for minix/config.h... no</text:span></text:p>
      <text:p text:style-name="P5"><text:span text:style-name="T3">checking whether it is safe to define __EXTENSIONS__... yes</text:span></text:p>
      <text:p text:style-name="P5"><text:span text:style-name="T3">checking whether _XOPEN_SOURCE should be defined... no</text:span></text:p>
      <text:p text:style-name="P5"><text:span text:style-name="T3">checking how to run the C preprocessor... gcc -E</text:span></text:p>
      <text:p text:style-name="P5"><text:span text:style-name="T3">checking for grep that handles long lines and -e... fn_grep</text:span></text:p>
      <text:p text:style-name="P5"><text:span text:style-name="T3">checking for egrep... (cached) fn_grep</text:span></text:p>
      <text:p text:style-name="P5"><text:span text:style-name="T3">checking for Minix Amsterdam compiler... no</text:span></text:p>
      <text:p text:style-name="P5"><text:span text:style-name="T3">checking for ar... ar</text:span></text:p>
      <text:p text:style-name="P5"><text:span text:style-name="T3">checking the archiver (ar) interface... ar</text:span></text:p>
      <text:p text:style-name="P5"><text:span text:style-name="T3">checking for ar... (cached) ar</text:span></text:p>
      <text:p text:style-name="P5"><text:span text:style-name="T3">checking for ranlib... ranlib</text:span></text:p>
      <text:p text:style-name="P5"><text:span text:style-name="T3">checking for special C compiler options needed for large files... no</text:span></text:p>
      <text:p text:style-name="P5"><text:span text:style-name="T3">checking for _FILE_OFFSET_BITS value needed for large files... no</text:span></text:p>
      <text:p text:style-name="P5"><text:span text:style-name="T3">checking for ranlib... (cached) ranlib</text:span></text:p>
      <text:p text:style-name="P5"><text:span text:style-name="T3">checking for pkg-config... /usr/bin/pkg-config</text:span></text:p>
      <text:p text:style-name="P5"><text:span text:style-name="T3">checking pkg-config is at least version 0.9.0... yes</text:span></text:p>
      <text:p text:style-name="P5"><text:span text:style-name="T3">checking for size_t... yes</text:span></text:p>
      <text:p text:style-name="P5"><text:span text:style-name="T3">checking for an ANSI C-conforming const... yes</text:span></text:p>
      <text:p text:style-name="P5"><text:span text:style-name="T3">checking for working alloca.h... yes</text:span></text:p>
      <text:p text:style-name="P5"><text:span text:style-name="T3">checking for alloca... yes</text:span></text:p>
      <text:p text:style-name="P5"><text:span text:style-name="T3">checking whether &lt;wchar.h&gt; uses 'inline' correctly... yes</text:span></text:p>
      <text:p text:style-name="P5"><text:span text:style-name="T3">checking for btowc... yes</text:span></text:p>
      <text:p text:style-name="P5"><text:span text:style-name="T3">checking for _set_invalid_parameter_handler... no</text:span></text:p>
      <text:p text:style-name="P5"><text:span text:style-name="T3">checking for fchdir... yes</text:span></text:p>
      <text:p text:style-name="P5"><text:span text:style-name="T3">checking for fdopendir... yes</text:span></text:p>
      <text:p text:style-name="P5"><text:span text:style-name="T3">checking for strerror_r... yes</text:span></text:p>
      <text:p text:style-name="P5"><text:span text:style-name="T3">checking for fcntl... yes</text:span></text:p>
      <text:p text:style-name="P5"><text:span text:style-name="T3">checking for symlink... yes</text:span></text:p>
      <text:p text:style-name="P5"><text:span text:style-name="T3">checking for mempcpy... yes</text:span></text:p>
      <text:p text:style-name="P5"><text:span text:style-name="T3">checking for isblank... yes</text:span></text:p>
      <text:p text:style-name="P5"><text:soft-page-break/><text:span text:style-name="T3">checking for iswctype... yes</text:span></text:p>
      <text:p text:style-name="P5"><text:span text:style-name="T3">checking for mbsrtowcs... yes</text:span></text:p>
      <text:p text:style-name="P5"><text:span text:style-name="T3">checking for wmemchr... yes</text:span></text:p>
      <text:p text:style-name="P5"><text:span text:style-name="T3">checking for wmemcpy... yes</text:span></text:p>
      <text:p text:style-name="P5"><text:span text:style-name="T3">checking for wmempcpy... yes</text:span></text:p>
      <text:p text:style-name="P5"><text:span text:style-name="T3">checking for fstatat... yes</text:span></text:p>
      <text:p text:style-name="P5"><text:span text:style-name="T3">checking for openat... yes</text:span></text:p>
      <text:p text:style-name="P5"><text:span text:style-name="T3">checking for fstatfs... yes</text:span></text:p>
      <text:p text:style-name="P5"><text:span text:style-name="T3">checking for getdtablesize... yes</text:span></text:p>
      <text:p text:style-name="P5"><text:span text:style-name="T3">checking for gettimeofday... yes</text:span></text:p>
      <text:p text:style-name="P5"><text:span text:style-name="T3">checking for iswcntrl... yes</text:span></text:p>
      <text:p text:style-name="P5"><text:span text:style-name="T3">checking for iswblank... yes</text:span></text:p>
      <text:p text:style-name="P5"><text:span text:style-name="T3">checking for lstat... yes</text:span></text:p>
      <text:p text:style-name="P5"><text:span text:style-name="T3">checking for mbsinit... yes</text:span></text:p>
      <text:p text:style-name="P5"><text:span text:style-name="T3">checking for mbrtowc... yes</text:span></text:p>
      <text:p text:style-name="P5"><text:span text:style-name="T3">checking for mbrlen... yes</text:span></text:p>
      <text:p text:style-name="P5"><text:span text:style-name="T3">checking for mbslen... no</text:span></text:p>
      <text:p text:style-name="P5"><text:span text:style-name="T3">checking for mprotect... yes</text:span></text:p>
      <text:p text:style-name="P5"><text:span text:style-name="T3">checking for nl_langinfo... yes</text:span></text:p>
      <text:p text:style-name="P5"><text:span text:style-name="T3">checking for strdup... yes</text:span></text:p>
      <text:p text:style-name="P5"><text:span text:style-name="T3">checking for strtoimax... yes</text:span></text:p>
      <text:p text:style-name="P5"><text:span text:style-name="T3">checking for strtoumax... yes</text:span></text:p>
      <text:p text:style-name="P5"><text:span text:style-name="T3">checking for pipe... yes</text:span></text:p>
      <text:p text:style-name="P5"><text:span text:style-name="T3">checking for wcrtomb... yes</text:span></text:p>
      <text:p text:style-name="P5"><text:span text:style-name="T3">checking for wctob... yes</text:span></text:p>
      <text:p text:style-name="P5"><text:span text:style-name="T3">checking for wcwidth... yes</text:span></text:p>
      <text:p text:style-name="P5"><text:span text:style-name="T3">checking for newlocale... yes</text:span></text:p>
      <text:p text:style-name="P5"><text:span text:style-name="T3">checking for setenv... yes</text:span></text:p>
      <text:p text:style-name="P5"><text:span text:style-name="T3">checking for snprintf... yes</text:span></text:p>
      <text:p text:style-name="P5"><text:span text:style-name="T3">checking for vasnprintf... no</text:span></text:p>
      <text:p text:style-name="P5"><text:span text:style-name="T3">checking for isascii... yes</text:span></text:p>
      <text:p text:style-name="P5"><text:span text:style-name="T3">checking for setlocale... yes</text:span></text:p>
      <text:p text:style-name="P5"><text:span text:style-name="T3">checking for nl_langinfo and CODESET... yes</text:span></text:p>
      <text:p text:style-name="P5"><text:span text:style-name="T3">checking for a traditional french locale... none</text:span></text:p>
      <text:p text:style-name="P5"><text:span text:style-name="T3">checking for unistd.h... (cached) yes</text:span></text:p>
      <text:p text:style-name="P5"><text:span text:style-name="T3">checking for sys/param.h... yes</text:span></text:p>
      <text:p text:style-name="P5"><text:span text:style-name="T3">checking for sys/socket.h... yes</text:span></text:p>
      <text:p text:style-name="P5"><text:span text:style-name="T3">checking for dirent.h... yes</text:span></text:p>
      <text:p text:style-name="P5"><text:span text:style-name="T3">checking for wctype.h... yes</text:span></text:p>
      <text:p text:style-name="P5"><text:span text:style-name="T3">checking for stdio_ext.h... yes</text:span></text:p>
      <text:p text:style-name="P5"><text:span text:style-name="T3">checking for sys/stat.h... (cached) yes</text:span></text:p>
      <text:p text:style-name="P5"><text:span text:style-name="T3">checking for sys/vfs.h... yes</text:span></text:p>
      <text:p text:style-name="P5"><text:span text:style-name="T3">checking for getopt.h... yes</text:span></text:p>
      <text:p text:style-name="P5"><text:span text:style-name="T3">checking for sys/time.h... yes</text:span></text:p>
      <text:p text:style-name="P5"><text:span text:style-name="T3">checking for iconv.h... yes</text:span></text:p>
      <text:p text:style-name="P5"><text:span text:style-name="T3">checking for wchar.h... yes</text:span></text:p>
      <text:p text:style-name="P5"><text:span text:style-name="T3">checking for stdint.h... (cached) yes</text:span></text:p>
      <text:p text:style-name="P5"><text:span text:style-name="T3">checking for inttypes.h... (cached) yes</text:span></text:p>
      <text:p text:style-name="P5"><text:span text:style-name="T3">checking for langinfo.h... yes</text:span></text:p>
      <text:p text:style-name="P5"><text:span text:style-name="T3">checking for xlocale.h... yes</text:span></text:p>
      <text:p text:style-name="P5"><text:span text:style-name="T3">checking for sys/mman.h... yes</text:span></text:p>
      <text:p text:style-name="P5"><text:span text:style-name="T3">checking for malloc.h... yes</text:span></text:p>
      <text:p text:style-name="P5"><text:soft-page-break/><text:span text:style-name="T3">checking for features.h... yes</text:span></text:p>
      <text:p text:style-name="P5"><text:span text:style-name="T3">checking whether the preprocessor supports include_next... yes</text:span></text:p>
      <text:p text:style-name="P5"><text:span text:style-name="T3">checking whether system header files limit the line length... no</text:span></text:p>
      <text:p text:style-name="P5"><text:span text:style-name="T3">checking how gcc reports undeclared, standard C functions... error</text:span></text:p>
      <text:p text:style-name="P5"><text:span text:style-name="T3">checking whether // is distinct from /... no</text:span></text:p>
      <text:p text:style-name="P5"><text:span text:style-name="T3">checking for complete errno.h... yes</text:span></text:p>
      <text:p text:style-name="P5"><text:span text:style-name="T3">checking whether strerror_r is declared... yes</text:span></text:p>
      <text:p text:style-name="P5"><text:span text:style-name="T3">checking whether strerror_r returns char *... yes</text:span></text:p>
      <text:p text:style-name="P5"><text:span text:style-name="T3">checking whether fchdir is declared... yes</text:span></text:p>
      <text:p text:style-name="P5"><text:span text:style-name="T3">checking for working fcntl.h... yes</text:span></text:p>
      <text:p text:style-name="P5"><text:span text:style-name="T3">checking for pid_t... yes</text:span></text:p>
      <text:p text:style-name="P5"><text:span text:style-name="T3">checking for mode_t... yes</text:span></text:p>
      <text:p text:style-name="P5"><text:span text:style-name="T3">checking for promoted mode_t type... mode_t</text:span></text:p>
      <text:p text:style-name="P5"><text:span text:style-name="T3">checking for mbstate_t... yes</text:span></text:p>
      <text:p text:style-name="P5"><text:span text:style-name="T3">checking whether stat file-mode macros are broken... no</text:span></text:p>
      <text:p text:style-name="P5"><text:span text:style-name="T3">checking for nlink_t... yes</text:span></text:p>
      <text:p text:style-name="P5"><text:span text:style-name="T3">checking whether fchmodat is declared without a macro... yes</text:span></text:p>
      <text:p text:style-name="P5"><text:span text:style-name="T3">checking whether fstat is declared without a macro... yes</text:span></text:p>
      <text:p text:style-name="P5"><text:span text:style-name="T3">checking whether fstatat is declared without a macro... yes</text:span></text:p>
      <text:p text:style-name="P5"><text:span text:style-name="T3">checking whether futimens is declared without a macro... yes</text:span></text:p>
      <text:p text:style-name="P5"><text:span text:style-name="T3">checking whether lchmod is declared without a macro... yes</text:span></text:p>
      <text:p text:style-name="P5"><text:span text:style-name="T3">checking whether lstat is declared without a macro... yes</text:span></text:p>
      <text:p text:style-name="P5"><text:span text:style-name="T3">checking whether mkdirat is declared without a macro... yes</text:span></text:p>
      <text:p text:style-name="P5"><text:span text:style-name="T3">checking whether mkfifo is declared without a macro... yes</text:span></text:p>
      <text:p text:style-name="P5"><text:span text:style-name="T3">checking whether mkfifoat is declared without a macro... yes</text:span></text:p>
      <text:p text:style-name="P5"><text:span text:style-name="T3">checking whether mknod is declared without a macro... yes</text:span></text:p>
      <text:p text:style-name="P5"><text:span text:style-name="T3">checking whether mknodat is declared without a macro... yes</text:span></text:p>
      <text:p text:style-name="P5"><text:span text:style-name="T3">checking whether stat is declared without a macro... yes</text:span></text:p>
      <text:p text:style-name="P5"><text:span text:style-name="T3">checking whether utimensat is declared without a macro... yes</text:span></text:p>
      <text:p text:style-name="P5"><text:span text:style-name="T3">checking whether lstat correctly handles trailing slash... yes</text:span></text:p>
      <text:p text:style-name="P5"><text:span text:style-name="T3">checking whether getcwd (NULL, 0) allocates memory for result... yes</text:span></text:p>
      <text:p text:style-name="P5"><text:span text:style-name="T3">checking for getcwd with POSIX signature... yes</text:span></text:p>
      <text:p text:style-name="P5"><text:span text:style-name="T3">checking whether getdtablesize is declared... yes</text:span></text:p>
      <text:p text:style-name="P5"><text:span text:style-name="T3">checking for getopt.h... (cached) yes</text:span></text:p>
      <text:p text:style-name="P5"><text:span text:style-name="T3">checking for getopt_long_only... yes</text:span></text:p>
      <text:p text:style-name="P5"><text:span text:style-name="T3">checking whether getopt is POSIX compatible... yes</text:span></text:p>
      <text:p text:style-name="P5"><text:span text:style-name="T3">checking for working GNU getopt function... yes</text:span></text:p>
      <text:p text:style-name="P5"><text:span text:style-name="T3">checking for working GNU getopt_long function... yes</text:span></text:p>
      <text:p text:style-name="P5"><text:span text:style-name="T3">checking whether getenv is declared... yes</text:span></text:p>
      <text:p text:style-name="P5"><text:span text:style-name="T3">checking for C/C++ restrict keyword... __restrict</text:span></text:p>
      <text:p text:style-name="P5"><text:span text:style-name="T3">checking for struct timeval... yes</text:span></text:p>
      <text:p text:style-name="P5"><text:span text:style-name="T3">checking for wide-enough struct timeval.tv_sec member... yes</text:span></text:p>
      <text:p text:style-name="P5"><text:span text:style-name="T3">checking whether gettimeofday is declared without a macro... yes</text:span></text:p>
      <text:p text:style-name="P5"><text:span text:style-name="T3">checking for ld used by gcc... /usr/bin/ld</text:span></text:p>
      <text:p text:style-name="P5"><text:span text:style-name="T3">checking if the linker (/usr/bin/ld) is GNU ld... yes</text:span></text:p>
      <text:p text:style-name="P5"><text:span text:style-name="T3">checking for shared library run path origin... done</text:span></text:p>
      <text:p text:style-name="P5"><text:span text:style-name="T3">checking for iconv... yes</text:span></text:p>
      <text:p text:style-name="P5"><text:span text:style-name="T3">checking for working iconv... yes</text:span></text:p>
      <text:p text:style-name="P5"><text:span text:style-name="T3">checking for iconv declaration... </text:span></text:p>
      <text:p text:style-name="P5"><text:span text:style-name="T3"><text:s text:c="9"/>extern size_t iconv (iconv_t cd, char * *inbuf, size_t *inbytesleft, char * *outbuf, size_t *outbytesleft);</text:span></text:p>
      <text:p text:style-name="P5"><text:span text:style-name="T3">checking for inline... inline</text:span></text:p>
      <text:p text:style-name="P5"><text:soft-page-break/><text:span text:style-name="T3">checking for unsigned long long int... yes</text:span></text:p>
      <text:p text:style-name="P5"><text:span text:style-name="T3">checking for long long int... yes</text:span></text:p>
      <text:p text:style-name="P5"><text:span text:style-name="T3">checking whether stdint.h conforms to C99... yes</text:span></text:p>
      <text:p text:style-name="P5"><text:span text:style-name="T3">checking whether imaxabs is declared without a macro... yes</text:span></text:p>
      <text:p text:style-name="P5"><text:span text:style-name="T3">checking whether imaxdiv is declared without a macro... yes</text:span></text:p>
      <text:p text:style-name="P5"><text:span text:style-name="T3">checking whether strtoimax is declared without a macro... yes</text:span></text:p>
      <text:p text:style-name="P5"><text:span text:style-name="T3">checking whether strtoumax is declared without a macro... yes</text:span></text:p>
      <text:p text:style-name="P5"><text:span text:style-name="T3">checking for inttypes.h... (cached) yes</text:span></text:p>
      <text:p text:style-name="P5"><text:span text:style-name="T3">checking whether the inttypes.h PRIxNN macros are broken... no</text:span></text:p>
      <text:p text:style-name="P5"><text:span text:style-name="T3">checking for wint_t... yes</text:span></text:p>
      <text:p text:style-name="P5"><text:span text:style-name="T3">checking whether iswcntrl works... yes</text:span></text:p>
      <text:p text:style-name="P5"><text:span text:style-name="T3">checking for towlower... yes</text:span></text:p>
      <text:p text:style-name="P5"><text:span text:style-name="T3">checking for wctype_t... yes</text:span></text:p>
      <text:p text:style-name="P5"><text:span text:style-name="T3">checking for wctrans_t... yes</text:span></text:p>
      <text:p text:style-name="P5"><text:span text:style-name="T3">checking whether wctype is declared without a macro... yes</text:span></text:p>
      <text:p text:style-name="P5"><text:span text:style-name="T3">checking whether iswctype is declared without a macro... yes</text:span></text:p>
      <text:p text:style-name="P5"><text:span text:style-name="T3">checking whether wctrans is declared without a macro... yes</text:span></text:p>
      <text:p text:style-name="P5"><text:span text:style-name="T3">checking whether towctrans is declared without a macro... yes</text:span></text:p>
      <text:p text:style-name="P5"><text:span text:style-name="T3">checking whether getc_unlocked is declared... yes</text:span></text:p>
      <text:p text:style-name="P5"><text:span text:style-name="T3">checking whether we are using the GNU C Library &gt;= 2.1 or uClibc... yes</text:span></text:p>
      <text:p text:style-name="P5"><text:span text:style-name="T3">checking for wchar_t... yes</text:span></text:p>
      <text:p text:style-name="P5"><text:span text:style-name="T3">checking for max_align_t... yes</text:span></text:p>
      <text:p text:style-name="P5"><text:span text:style-name="T3">checking whether NULL can be used in arbitrary expressions... yes</text:span></text:p>
      <text:p text:style-name="P5"><text:span text:style-name="T3">checking whether imported symbols can be declared weak... yes</text:span></text:p>
      <text:p text:style-name="P5"><text:span text:style-name="T3">checking for pthread.h... yes</text:span></text:p>
      <text:p text:style-name="P5"><text:span text:style-name="T3">checking for multithread API to use... posix</text:span></text:p>
      <text:p text:style-name="P5"><text:span text:style-name="T3">checking for a sed that does not truncate output... /bin/sed</text:span></text:p>
      <text:p text:style-name="P5"><text:span text:style-name="T3">checking whether malloc, realloc, calloc are POSIX compliant... yes</text:span></text:p>
      <text:p text:style-name="P5"><text:span text:style-name="T3">checking for stdlib.h... yes</text:span></text:p>
      <text:p text:style-name="P5"><text:span text:style-name="T3">checking for GNU libc compatible malloc... yes</text:span></text:p>
      <text:p text:style-name="P5"><text:span text:style-name="T3">checking for a traditional japanese locale... none</text:span></text:p>
      <text:p text:style-name="P5"><text:span text:style-name="T3">checking for a transitional chinese locale... none</text:span></text:p>
      <text:p text:style-name="P5"><text:span text:style-name="T3">checking for a french Unicode locale... none</text:span></text:p>
      <text:p text:style-name="P5"><text:span text:style-name="T3">checking whether mbrtowc handles incomplete characters... guessing yes</text:span></text:p>
      <text:p text:style-name="P5"><text:span text:style-name="T3">checking whether mbrtowc works as well as mbtowc... guessing yes</text:span></text:p>
      <text:p text:style-name="P5"><text:span text:style-name="T3">checking whether mbrtowc handles a NULL pwc argument... guessing yes</text:span></text:p>
      <text:p text:style-name="P5"><text:span text:style-name="T3">checking whether mbrtowc handles a NULL string argument... guessing yes</text:span></text:p>
      <text:p text:style-name="P5"><text:span text:style-name="T3">checking whether mbrtowc has a correct return value... guessing yes</text:span></text:p>
      <text:p text:style-name="P5"><text:span text:style-name="T3">checking whether mbrtowc returns 0 when parsing a NUL character... guessing yes</text:span></text:p>
      <text:p text:style-name="P5"><text:span text:style-name="T3">checking whether mbrtowc works on empty input... (cached) assume yes</text:span></text:p>
      <text:p text:style-name="P5"><text:span text:style-name="T3">checking for mmap... yes</text:span></text:p>
      <text:p text:style-name="P5"><text:span text:style-name="T3">checking for MAP_ANONYMOUS... yes</text:span></text:p>
      <text:p text:style-name="P5"><text:span text:style-name="T3">checking whether memchr works... yes</text:span></text:p>
      <text:p text:style-name="P5"><text:span text:style-name="T3">checking whether memrchr is declared... yes</text:span></text:p>
      <text:p text:style-name="P5"><text:span text:style-name="T3">checking whether &lt;limits.h&gt; defines MIN and MAX... no</text:span></text:p>
      <text:p text:style-name="P5"><text:span text:style-name="T3">checking whether &lt;sys/param.h&gt; defines MIN and MAX... yes</text:span></text:p>
      <text:p text:style-name="P5"><text:span text:style-name="T3">checking whether alarm is declared... yes</text:span></text:p>
      <text:p text:style-name="P5"><text:span text:style-name="T3">checking for ssize_t... yes</text:span></text:p>
      <text:p text:style-name="P5"><text:span text:style-name="T3">checking for stdbool.h that conforms to C99... yes</text:span></text:p>
      <text:p text:style-name="P5"><text:span text:style-name="T3">checking for _Bool... yes</text:span></text:p>
      <text:p text:style-name="P5"><text:span text:style-name="T3">checking whether strdup is declared... yes</text:span></text:p>
      <text:p text:style-name="P5"><text:span text:style-name="T3">checking whether strerror(0) succeeds... yes</text:span></text:p>
      <text:p text:style-name="P5"><text:soft-page-break/><text:span text:style-name="T3">checking whether ffsl is declared without a macro... yes</text:span></text:p>
      <text:p text:style-name="P5"><text:span text:style-name="T3">checking whether ffsll is declared without a macro... yes</text:span></text:p>
      <text:p text:style-name="P5"><text:span text:style-name="T3">checking whether memmem is declared without a macro... yes</text:span></text:p>
      <text:p text:style-name="P5"><text:span text:style-name="T3">checking whether mempcpy is declared without a macro... yes</text:span></text:p>
      <text:p text:style-name="P5"><text:span text:style-name="T3">checking whether memrchr is declared without a macro... yes</text:span></text:p>
      <text:p text:style-name="P5"><text:span text:style-name="T3">checking whether rawmemchr is declared without a macro... yes</text:span></text:p>
      <text:p text:style-name="P5"><text:span text:style-name="T3">checking whether stpcpy is declared without a macro... yes</text:span></text:p>
      <text:p text:style-name="P5"><text:span text:style-name="T3">checking whether stpncpy is declared without a macro... yes</text:span></text:p>
      <text:p text:style-name="P5"><text:span text:style-name="T3">checking whether strchrnul is declared without a macro... yes</text:span></text:p>
      <text:p text:style-name="P5"><text:span text:style-name="T3">checking whether strdup is declared without a macro... yes</text:span></text:p>
      <text:p text:style-name="P5"><text:span text:style-name="T3">checking whether strncat is declared without a macro... yes</text:span></text:p>
      <text:p text:style-name="P5"><text:span text:style-name="T3">checking whether strndup is declared without a macro... yes</text:span></text:p>
      <text:p text:style-name="P5"><text:span text:style-name="T3">checking whether strnlen is declared without a macro... yes</text:span></text:p>
      <text:p text:style-name="P5"><text:span text:style-name="T3">checking whether strpbrk is declared without a macro... yes</text:span></text:p>
      <text:p text:style-name="P5"><text:span text:style-name="T3">checking whether strsep is declared without a macro... yes</text:span></text:p>
      <text:p text:style-name="P5"><text:span text:style-name="T3">checking whether strcasestr is declared without a macro... yes</text:span></text:p>
      <text:p text:style-name="P5"><text:span text:style-name="T3">checking whether strtok_r is declared without a macro... yes</text:span></text:p>
      <text:p text:style-name="P5"><text:span text:style-name="T3">checking whether strerror_r is declared without a macro... yes</text:span></text:p>
      <text:p text:style-name="P5"><text:span text:style-name="T3">checking whether strsignal is declared without a macro... yes</text:span></text:p>
      <text:p text:style-name="P5"><text:span text:style-name="T3">checking whether strverscmp is declared without a macro... yes</text:span></text:p>
      <text:p text:style-name="P5"><text:span text:style-name="T3">checking whether strnlen is declared... (cached) yes</text:span></text:p>
      <text:p text:style-name="P5"><text:span text:style-name="T3">checking whether strstr works... yes</text:span></text:p>
      <text:p text:style-name="P5"><text:span text:style-name="T3">checking whether strtoimax is declared... (cached) yes</text:span></text:p>
      <text:p text:style-name="P5"><text:span text:style-name="T3">checking whether strtoumax is declared... (cached) yes</text:span></text:p>
      <text:p text:style-name="P5"><text:span text:style-name="T3">checking for struct timespec in &lt;time.h&gt;... yes</text:span></text:p>
      <text:p text:style-name="P5"><text:span text:style-name="T3">checking whether clearerr_unlocked is declared... yes</text:span></text:p>
      <text:p text:style-name="P5"><text:span text:style-name="T3">checking whether feof_unlocked is declared... yes</text:span></text:p>
      <text:p text:style-name="P5"><text:span text:style-name="T3">checking whether ferror_unlocked is declared... yes</text:span></text:p>
      <text:p text:style-name="P5"><text:span text:style-name="T3">checking whether fflush_unlocked is declared... yes</text:span></text:p>
      <text:p text:style-name="P5"><text:span text:style-name="T3">checking whether fgets_unlocked is declared... yes</text:span></text:p>
      <text:p text:style-name="P5"><text:span text:style-name="T3">checking whether fputc_unlocked is declared... yes</text:span></text:p>
      <text:p text:style-name="P5"><text:span text:style-name="T3">checking whether fputs_unlocked is declared... yes</text:span></text:p>
      <text:p text:style-name="P5"><text:span text:style-name="T3">checking whether fread_unlocked is declared... yes</text:span></text:p>
      <text:p text:style-name="P5"><text:span text:style-name="T3">checking whether fwrite_unlocked is declared... yes</text:span></text:p>
      <text:p text:style-name="P5"><text:span text:style-name="T3">checking whether getchar_unlocked is declared... yes</text:span></text:p>
      <text:p text:style-name="P5"><text:span text:style-name="T3">checking whether putc_unlocked is declared... yes</text:span></text:p>
      <text:p text:style-name="P5"><text:span text:style-name="T3">checking whether putchar_unlocked is declared... yes</text:span></text:p>
      <text:p text:style-name="P5"><text:span text:style-name="T3">checking if environ is properly declared... yes</text:span></text:p>
      <text:p text:style-name="P5"><text:span text:style-name="T3">checking for off_t... yes</text:span></text:p>
      <text:p text:style-name="P5"><text:span text:style-name="T3">checking for LC_MESSAGES... yes</text:span></text:p>
      <text:p text:style-name="P5"><text:span text:style-name="T3">checking for CFPreferencesCopyAppValue... no</text:span></text:p>
      <text:p text:style-name="P5"><text:span text:style-name="T3">checking for CFLocaleCopyCurrent... no</text:span></text:p>
      <text:p text:style-name="P5"><text:span text:style-name="T3">checking whether setenv is declared... yes</text:span></text:p>
      <text:p text:style-name="P5"><text:span text:style-name="T3">checking for search.h... yes</text:span></text:p>
      <text:p text:style-name="P5"><text:span text:style-name="T3">checking for tsearch... yes</text:span></text:p>
      <text:p text:style-name="P5"><text:span text:style-name="T3">checking whether snprintf returns a byte count as in C99... yes</text:span></text:p>
      <text:p text:style-name="P5"><text:span text:style-name="T3">checking whether snprintf is declared... yes</text:span></text:p>
      <text:p text:style-name="P5"><text:span text:style-name="T3">checking whether unsetenv is declared... yes</text:span></text:p>
      <text:p text:style-name="P5"><text:span text:style-name="T3">checking for inttypes.h... yes</text:span></text:p>
      <text:p text:style-name="P5"><text:span text:style-name="T3">checking for stdint.h... yes</text:span></text:p>
      <text:p text:style-name="P5"><text:span text:style-name="T3">checking for intmax_t... yes</text:span></text:p>
      <text:p text:style-name="P5"><text:span text:style-name="T3">checking where to find the exponent in a 'double'... word 1 bit 20</text:span></text:p>
      <text:p text:style-name="P5"><text:soft-page-break/><text:span text:style-name="T3">checking for snprintf... (cached) yes</text:span></text:p>
      <text:p text:style-name="P5"><text:span text:style-name="T3">checking for strnlen... yes</text:span></text:p>
      <text:p text:style-name="P5"><text:span text:style-name="T3">checking for wcslen... yes</text:span></text:p>
      <text:p text:style-name="P5"><text:span text:style-name="T3">checking for wcsnlen... yes</text:span></text:p>
      <text:p text:style-name="P5"><text:span text:style-name="T3">checking for mbrtowc... (cached) yes</text:span></text:p>
      <text:p text:style-name="P5"><text:span text:style-name="T3">checking for wcrtomb... (cached) yes</text:span></text:p>
      <text:p text:style-name="P5"><text:span text:style-name="T3">checking whether _snprintf is declared... no</text:span></text:p>
      <text:p text:style-name="P5"><text:span text:style-name="T3">checking for alloca as a compiler built-in... yes</text:span></text:p>
      <text:p text:style-name="P5"><text:span text:style-name="T3">checking whether btowc(0) is correct... yes</text:span></text:p>
      <text:p text:style-name="P5"><text:span text:style-name="T3">checking whether btowc(EOF) is correct... guessing yes</text:span></text:p>
      <text:p text:style-name="P5"><text:span text:style-name="T3">checking whether this system has an arbitrary file name length limit... yes</text:span></text:p>
      <text:p text:style-name="P5"><text:span text:style-name="T3">checking for closedir... yes</text:span></text:p>
      <text:p text:style-name="P5"><text:span text:style-name="T3">checking whether isblank is declared without a macro... yes</text:span></text:p>
      <text:p text:style-name="P5"><text:span text:style-name="T3">checking for d_ino member in directory struct... yes</text:span></text:p>
      <text:p text:style-name="P5"><text:span text:style-name="T3">checking for d_type member in directory struct... yes</text:span></text:p>
      <text:p text:style-name="P5"><text:span text:style-name="T3">checking whether alphasort is declared without a macro... yes</text:span></text:p>
      <text:p text:style-name="P5"><text:span text:style-name="T3">checking whether closedir is declared without a macro... yes</text:span></text:p>
      <text:p text:style-name="P5"><text:span text:style-name="T3">checking whether dirfd is declared without a macro... yes</text:span></text:p>
      <text:p text:style-name="P5"><text:span text:style-name="T3">checking whether fdopendir is declared without a macro... yes</text:span></text:p>
      <text:p text:style-name="P5"><text:span text:style-name="T3">checking whether opendir is declared without a macro... yes</text:span></text:p>
      <text:p text:style-name="P5"><text:span text:style-name="T3">checking whether readdir is declared without a macro... yes</text:span></text:p>
      <text:p text:style-name="P5"><text:span text:style-name="T3">checking whether rewinddir is declared without a macro... yes</text:span></text:p>
      <text:p text:style-name="P5"><text:span text:style-name="T3">checking whether scandir is declared without a macro... yes</text:span></text:p>
      <text:p text:style-name="P5"><text:span text:style-name="T3">checking for dirfd... yes</text:span></text:p>
      <text:p text:style-name="P5"><text:span text:style-name="T3">checking whether dirfd is declared... (cached) yes</text:span></text:p>
      <text:p text:style-name="P5"><text:span text:style-name="T3">checking whether dirfd is a macro... no</text:span></text:p>
      <text:p text:style-name="P5"><text:span text:style-name="T3">checking whether // is distinct from /... (cached) no</text:span></text:p>
      <text:p text:style-name="P5"><text:span text:style-name="T3">checking whether dup works... yes</text:span></text:p>
      <text:p text:style-name="P5"><text:span text:style-name="T3">checking whether dup2 works... yes</text:span></text:p>
      <text:p text:style-name="P5"><text:span text:style-name="T3">checking for error_at_line... yes</text:span></text:p>
      <text:p text:style-name="P5"><text:span text:style-name="T3">checking whether fcntl handles F_DUPFD correctly... yes</text:span></text:p>
      <text:p text:style-name="P5"><text:span text:style-name="T3">checking whether fcntl understands F_DUPFD_CLOEXEC... needs runtime check</text:span></text:p>
      <text:p text:style-name="P5"><text:span text:style-name="T3">checking whether fcntl is declared without a macro... yes</text:span></text:p>
      <text:p text:style-name="P5"><text:span text:style-name="T3">checking whether openat is declared without a macro... yes</text:span></text:p>
      <text:p text:style-name="P5"><text:span text:style-name="T3">checking whether fdopendir is declared... (cached) yes</text:span></text:p>
      <text:p text:style-name="P5"><text:span text:style-name="T3">checking whether fdopendir works... yes</text:span></text:p>
      <text:p text:style-name="P5"><text:span text:style-name="T3">checking for flexible array member... yes</text:span></text:p>
      <text:p text:style-name="P5"><text:span text:style-name="T3">checking for working POSIX fnmatch... yes</text:span></text:p>
      <text:p text:style-name="P5"><text:span text:style-name="T3">checking for __fpending... yes</text:span></text:p>
      <text:p text:style-name="P5"><text:span text:style-name="T3">checking whether __fpending is declared... yes</text:span></text:p>
      <text:p text:style-name="P5"><text:span text:style-name="T3">checking whether fstatat (..., 0) works... yes</text:span></text:p>
      <text:p text:style-name="P5"><text:span text:style-name="T3">checking for struct statfs.f_type... yes</text:span></text:p>
      <text:p text:style-name="P5"><text:span text:style-name="T3">checking whether getdtablesize works... yes</text:span></text:p>
      <text:p text:style-name="P5"><text:span text:style-name="T3">checking for getpagesize... yes</text:span></text:p>
      <text:p text:style-name="P5"><text:span text:style-name="T3">checking whether getpagesize is declared... yes</text:span></text:p>
      <text:p text:style-name="P5"><text:span text:style-name="T3">checking whether gettimeofday clobbers localtime buffer... no</text:span></text:p>
      <text:p text:style-name="P5"><text:span text:style-name="T3">checking for gettimeofday with POSIX signature... almost</text:span></text:p>
      <text:p text:style-name="P5"><text:span text:style-name="T3">checking whether the compiler generally respects inline... yes</text:span></text:p>
      <text:p text:style-name="P5"><text:span text:style-name="T3">checking whether INT32_MAX &lt; INTMAX_MAX... yes</text:span></text:p>
      <text:p text:style-name="P5"><text:span text:style-name="T3">checking whether INT64_MAX == LONG_MAX... yes</text:span></text:p>
      <text:p text:style-name="P5"><text:span text:style-name="T3">checking whether UINT32_MAX &lt; UINTMAX_MAX... yes</text:span></text:p>
      <text:p text:style-name="P5"><text:span text:style-name="T3">checking whether UINT64_MAX == ULONG_MAX... yes</text:span></text:p>
      <text:p text:style-name="P5"><text:soft-page-break/><text:span text:style-name="T3">checking whether iswblank is declared... yes</text:span></text:p>
      <text:p text:style-name="P5"><text:span text:style-name="T3">checking whether langinfo.h defines CODESET... yes</text:span></text:p>
      <text:p text:style-name="P5"><text:span text:style-name="T3">checking whether langinfo.h defines T_FMT_AMPM... yes</text:span></text:p>
      <text:p text:style-name="P5"><text:span text:style-name="T3">checking whether langinfo.h defines ERA... yes</text:span></text:p>
      <text:p text:style-name="P5"><text:span text:style-name="T3">checking whether langinfo.h defines YESEXPR... yes</text:span></text:p>
      <text:p text:style-name="P5"><text:span text:style-name="T3">checking whether nl_langinfo is declared without a macro... yes</text:span></text:p>
      <text:p text:style-name="P5"><text:span text:style-name="T3">checking whether locale.h conforms to POSIX:2001... yes</text:span></text:p>
      <text:p text:style-name="P5"><text:span text:style-name="T3">checking whether locale.h defines locale_t... yes</text:span></text:p>
      <text:p text:style-name="P5"><text:span text:style-name="T3">checking whether struct lconv is properly defined... yes</text:span></text:p>
      <text:p text:style-name="P5"><text:span text:style-name="T3">checking whether setlocale is declared without a macro... yes</text:span></text:p>
      <text:p text:style-name="P5"><text:span text:style-name="T3">checking whether duplocale is declared without a macro... yes</text:span></text:p>
      <text:p text:style-name="P5"><text:span text:style-name="T3">checking for pthread_rwlock_t... yes</text:span></text:p>
      <text:p text:style-name="P5"><text:span text:style-name="T3">checking whether lseek detects pipes... yes</text:span></text:p>
      <text:p text:style-name="P5"><text:span text:style-name="T3">checking for stdlib.h... (cached) yes</text:span></text:p>
      <text:p text:style-name="P5"><text:span text:style-name="T3">checking for GNU libc compatible malloc... (cached) yes</text:span></text:p>
      <text:p text:style-name="P5"><text:span text:style-name="T3">checking whether mbrtowc handles incomplete characters... (cached) guessing yes</text:span></text:p>
      <text:p text:style-name="P5"><text:span text:style-name="T3">checking whether mbrtowc works as well as mbtowc... (cached) guessing yes</text:span></text:p>
      <text:p text:style-name="P5"><text:span text:style-name="T3">checking whether mbrtowc handles a NULL pwc argument... (cached) guessing yes</text:span></text:p>
      <text:p text:style-name="P5"><text:span text:style-name="T3">checking whether mbrtowc handles a NULL string argument... (cached) guessing yes</text:span></text:p>
      <text:p text:style-name="P5"><text:span text:style-name="T3">checking whether mbrtowc has a correct return value... (cached) guessing yes</text:span></text:p>
      <text:p text:style-name="P5"><text:span text:style-name="T3">checking whether mbrtowc returns 0 when parsing a NUL character... (cached) guessing yes</text:span></text:p>
      <text:p text:style-name="P5"><text:span text:style-name="T3">checking whether mbrtowc works on empty input... (cached) assume yes</text:span></text:p>
      <text:p text:style-name="P5"><text:span text:style-name="T3">checking whether mbrtowc handles incomplete characters... (cached) guessing yes</text:span></text:p>
      <text:p text:style-name="P5"><text:span text:style-name="T3">checking whether mbrtowc works as well as mbtowc... (cached) guessing yes</text:span></text:p>
      <text:p text:style-name="P5"><text:span text:style-name="T3">checking whether mbrtowc handles incomplete characters... (cached) guessing yes</text:span></text:p>
      <text:p text:style-name="P5"><text:span text:style-name="T3">checking whether mbrtowc works as well as mbtowc... (cached) guessing yes</text:span></text:p>
      <text:p text:style-name="P5"><text:span text:style-name="T3">checking whether mbsrtowcs works... guessing yes</text:span></text:p>
      <text:p text:style-name="P5"><text:span text:style-name="T3">checking for mempcpy... (cached) yes</text:span></text:p>
      <text:p text:style-name="P5"><text:span text:style-name="T3">checking for memrchr... yes</text:span></text:p>
      <text:p text:style-name="P5"><text:span text:style-name="T3">checking whether YESEXPR works... yes</text:span></text:p>
      <text:p text:style-name="P5"><text:span text:style-name="T3">checking for obstacks that work with any size object... no</text:span></text:p>
      <text:p text:style-name="P5"><text:span text:style-name="T3">checking whether open recognizes a trailing slash... yes</text:span></text:p>
      <text:p text:style-name="P5"><text:span text:style-name="T3">checking for opendir... yes</text:span></text:p>
      <text:p text:style-name="P5"><text:span text:style-name="T3">checking for perl5.005 or newer... yes</text:span></text:p>
      <text:p text:style-name="P5"><text:span text:style-name="T3">checking whether program_invocation_name is declared... yes</text:span></text:p>
      <text:p text:style-name="P5"><text:span text:style-name="T3">checking whether program_invocation_short_name is declared... yes</text:span></text:p>
      <text:p text:style-name="P5"><text:span text:style-name="T3">checking for readdir... yes</text:span></text:p>
      <text:p text:style-name="P5"><text:span text:style-name="T3">checking for stdlib.h... (cached) yes</text:span></text:p>
      <text:p text:style-name="P5"><text:span text:style-name="T3">checking for GNU libc compatible realloc... yes</text:span></text:p>
      <text:p text:style-name="P5"><text:span text:style-name="T3">checking for working re_compile_pattern... yes</text:span></text:p>
      <text:p text:style-name="P5"><text:span text:style-name="T3">checking for ssize_t... (cached) yes</text:span></text:p>
      <text:p text:style-name="P5"><text:span text:style-name="T3">checking whether stat handles trailing slashes on directories... yes</text:span></text:p>
      <text:p text:style-name="P5"><text:span text:style-name="T3">checking whether stat handles trailing slashes on files... yes</text:span></text:p>
      <text:p text:style-name="P5"><text:span text:style-name="T3">checking for working stdalign.h... yes</text:span></text:p>
      <text:p text:style-name="P5"><text:span text:style-name="T3">checking for va_copy... yes</text:span></text:p>
      <text:p text:style-name="P5"><text:span text:style-name="T3">checking for max_align_t... (cached) yes</text:span></text:p>
      <text:p text:style-name="P5"><text:span text:style-name="T3">checking whether NULL can be used in arbitrary expressions... (cached) yes</text:span></text:p>
      <text:p text:style-name="P5"><text:span text:style-name="T3">checking which flavor of printf attribute matches inttypes macros... system</text:span></text:p>
      <text:p text:style-name="P5"><text:span text:style-name="T3">checking whether dprintf is declared without a macro... yes</text:span></text:p>
      <text:p text:style-name="P5"><text:span text:style-name="T3">checking whether fpurge is declared without a macro... no</text:span></text:p>
      <text:p text:style-name="P5"><text:span text:style-name="T3">checking whether fseeko is declared without a macro... yes</text:span></text:p>
      <text:p text:style-name="P5"><text:span text:style-name="T3">checking whether ftello is declared without a macro... yes</text:span></text:p>
      <text:p text:style-name="P5"><text:soft-page-break/><text:span text:style-name="T3">checking whether getdelim is declared without a macro... yes</text:span></text:p>
      <text:p text:style-name="P5"><text:span text:style-name="T3">checking whether getline is declared without a macro... yes</text:span></text:p>
      <text:p text:style-name="P5"><text:span text:style-name="T3">checking whether gets is declared without a macro... no</text:span></text:p>
      <text:p text:style-name="P5"><text:span text:style-name="T3">checking whether pclose is declared without a macro... yes</text:span></text:p>
      <text:p text:style-name="P5"><text:span text:style-name="T3">checking whether popen is declared without a macro... yes</text:span></text:p>
      <text:p text:style-name="P5"><text:span text:style-name="T3">checking whether renameat is declared without a macro... yes</text:span></text:p>
      <text:p text:style-name="P5"><text:span text:style-name="T3">checking whether snprintf is declared without a macro... yes</text:span></text:p>
      <text:p text:style-name="P5"><text:span text:style-name="T3">checking whether tmpfile is declared without a macro... yes</text:span></text:p>
      <text:p text:style-name="P5"><text:span text:style-name="T3">checking whether vdprintf is declared without a macro... yes</text:span></text:p>
      <text:p text:style-name="P5"><text:span text:style-name="T3">checking whether vsnprintf is declared without a macro... yes</text:span></text:p>
      <text:p text:style-name="P5"><text:span text:style-name="T3">checking whether _Exit is declared without a macro... yes</text:span></text:p>
      <text:p text:style-name="P5"><text:span text:style-name="T3">checking whether atoll is declared without a macro... yes</text:span></text:p>
      <text:p text:style-name="P5"><text:span text:style-name="T3">checking whether canonicalize_file_name is declared without a macro... yes</text:span></text:p>
      <text:p text:style-name="P5"><text:span text:style-name="T3">checking whether getloadavg is declared without a macro... yes</text:span></text:p>
      <text:p text:style-name="P5"><text:span text:style-name="T3">checking whether getsubopt is declared without a macro... yes</text:span></text:p>
      <text:p text:style-name="P5"><text:span text:style-name="T3">checking whether grantpt is declared without a macro... yes</text:span></text:p>
      <text:p text:style-name="P5"><text:span text:style-name="T3">checking whether initstate is declared without a macro... yes</text:span></text:p>
      <text:p text:style-name="P5"><text:span text:style-name="T3">checking whether initstate_r is declared without a macro... yes</text:span></text:p>
      <text:p text:style-name="P5"><text:span text:style-name="T3">checking whether mkdtemp is declared without a macro... yes</text:span></text:p>
      <text:p text:style-name="P5"><text:span text:style-name="T3">checking whether mkostemp is declared without a macro... yes</text:span></text:p>
      <text:p text:style-name="P5"><text:span text:style-name="T3">checking whether mkostemps is declared without a macro... yes</text:span></text:p>
      <text:p text:style-name="P5"><text:span text:style-name="T3">checking whether mkstemp is declared without a macro... yes</text:span></text:p>
      <text:p text:style-name="P5"><text:span text:style-name="T3">checking whether mkstemps is declared without a macro... yes</text:span></text:p>
      <text:p text:style-name="P5"><text:span text:style-name="T3">checking whether posix_openpt is declared without a macro... yes</text:span></text:p>
      <text:p text:style-name="P5"><text:span text:style-name="T3">checking whether ptsname is declared without a macro... yes</text:span></text:p>
      <text:p text:style-name="P5"><text:span text:style-name="T3">checking whether ptsname_r is declared without a macro... yes</text:span></text:p>
      <text:p text:style-name="P5"><text:span text:style-name="T3">checking whether random is declared without a macro... yes</text:span></text:p>
      <text:p text:style-name="P5"><text:span text:style-name="T3">checking whether random_r is declared without a macro... yes</text:span></text:p>
      <text:p text:style-name="P5"><text:span text:style-name="T3">checking whether realpath is declared without a macro... yes</text:span></text:p>
      <text:p text:style-name="P5"><text:span text:style-name="T3">checking whether rpmatch is declared without a macro... yes</text:span></text:p>
      <text:p text:style-name="P5"><text:span text:style-name="T3">checking whether secure_getenv is declared without a macro... yes</text:span></text:p>
      <text:p text:style-name="P5"><text:span text:style-name="T3">checking whether setenv is declared without a macro... yes</text:span></text:p>
      <text:p text:style-name="P5"><text:span text:style-name="T3">checking whether setstate is declared without a macro... yes</text:span></text:p>
      <text:p text:style-name="P5"><text:span text:style-name="T3">checking whether setstate_r is declared without a macro... yes</text:span></text:p>
      <text:p text:style-name="P5"><text:span text:style-name="T3">checking whether srandom is declared without a macro... yes</text:span></text:p>
      <text:p text:style-name="P5"><text:span text:style-name="T3">checking whether srandom_r is declared without a macro... yes</text:span></text:p>
      <text:p text:style-name="P5"><text:span text:style-name="T3">checking whether strtod is declared without a macro... yes</text:span></text:p>
      <text:p text:style-name="P5"><text:span text:style-name="T3">checking whether strtoll is declared without a macro... yes</text:span></text:p>
      <text:p text:style-name="P5"><text:span text:style-name="T3">checking whether strtoull is declared without a macro... yes</text:span></text:p>
      <text:p text:style-name="P5"><text:span text:style-name="T3">checking whether unlockpt is declared without a macro... yes</text:span></text:p>
      <text:p text:style-name="P5"><text:span text:style-name="T3">checking whether unsetenv is declared without a macro... yes</text:span></text:p>
      <text:p text:style-name="P5"><text:span text:style-name="T3">checking for stpcpy... yes</text:span></text:p>
      <text:p text:style-name="P5"><text:span text:style-name="T3">checking for working strerror function... yes</text:span></text:p>
      <text:p text:style-name="P5"><text:span text:style-name="T3">checking for working strnlen... yes</text:span></text:p>
      <text:p text:style-name="P5"><text:span text:style-name="T3">checking whether strstr works in linear time... yes</text:span></text:p>
      <text:p text:style-name="P5"><text:span text:style-name="T3">checking whether strstr works... (cached) yes</text:span></text:p>
      <text:p text:style-name="P5"><text:span text:style-name="T3">checking whether strtoimax works... yes</text:span></text:p>
      <text:p text:style-name="P5"><text:span text:style-name="T3">checking for strtoll... yes</text:span></text:p>
      <text:p text:style-name="P5"><text:span text:style-name="T3">checking for strtoull... yes</text:span></text:p>
      <text:p text:style-name="P5"><text:span text:style-name="T3">checking for nlink_t... (cached) yes</text:span></text:p>
      <text:p text:style-name="P5"><text:span text:style-name="T3">checking whether fchmodat is declared without a macro... (cached) yes</text:span></text:p>
      <text:p text:style-name="P5"><text:span text:style-name="T3">checking whether fstat is declared without a macro... (cached) yes</text:span></text:p>
      <text:p text:style-name="P5"><text:soft-page-break/><text:span text:style-name="T3">checking whether fstatat is declared without a macro... (cached) yes</text:span></text:p>
      <text:p text:style-name="P5"><text:span text:style-name="T3">checking whether futimens is declared without a macro... (cached) yes</text:span></text:p>
      <text:p text:style-name="P5"><text:span text:style-name="T3">checking whether lchmod is declared without a macro... (cached) yes</text:span></text:p>
      <text:p text:style-name="P5"><text:span text:style-name="T3">checking whether lstat is declared without a macro... (cached) yes</text:span></text:p>
      <text:p text:style-name="P5"><text:span text:style-name="T3">checking whether mkdirat is declared without a macro... (cached) yes</text:span></text:p>
      <text:p text:style-name="P5"><text:span text:style-name="T3">checking whether mkfifo is declared without a macro... (cached) yes</text:span></text:p>
      <text:p text:style-name="P5"><text:span text:style-name="T3">checking whether mkfifoat is declared without a macro... (cached) yes</text:span></text:p>
      <text:p text:style-name="P5"><text:span text:style-name="T3">checking whether mknod is declared without a macro... (cached) yes</text:span></text:p>
      <text:p text:style-name="P5"><text:span text:style-name="T3">checking whether mknodat is declared without a macro... (cached) yes</text:span></text:p>
      <text:p text:style-name="P5"><text:span text:style-name="T3">checking whether stat is declared without a macro... (cached) yes</text:span></text:p>
      <text:p text:style-name="P5"><text:span text:style-name="T3">checking whether utimensat is declared without a macro... (cached) yes</text:span></text:p>
      <text:p text:style-name="P5"><text:span text:style-name="T3">checking whether chdir is declared without a macro... yes</text:span></text:p>
      <text:p text:style-name="P5"><text:span text:style-name="T3">checking whether chown is declared without a macro... yes</text:span></text:p>
      <text:p text:style-name="P5"><text:span text:style-name="T3">checking whether dup is declared without a macro... yes</text:span></text:p>
      <text:p text:style-name="P5"><text:span text:style-name="T3">checking whether dup2 is declared without a macro... yes</text:span></text:p>
      <text:p text:style-name="P5"><text:span text:style-name="T3">checking whether dup3 is declared without a macro... yes</text:span></text:p>
      <text:p text:style-name="P5"><text:span text:style-name="T3">checking whether environ is declared without a macro... yes</text:span></text:p>
      <text:p text:style-name="P5"><text:span text:style-name="T3">checking whether euidaccess is declared without a macro... yes</text:span></text:p>
      <text:p text:style-name="P5"><text:span text:style-name="T3">checking whether faccessat is declared without a macro... yes</text:span></text:p>
      <text:p text:style-name="P5"><text:span text:style-name="T3">checking whether fchdir is declared without a macro... yes</text:span></text:p>
      <text:p text:style-name="P5"><text:span text:style-name="T3">checking whether fchownat is declared without a macro... yes</text:span></text:p>
      <text:p text:style-name="P5"><text:span text:style-name="T3">checking whether fdatasync is declared without a macro... yes</text:span></text:p>
      <text:p text:style-name="P5"><text:span text:style-name="T3">checking whether fsync is declared without a macro... yes</text:span></text:p>
      <text:p text:style-name="P5"><text:span text:style-name="T3">checking whether ftruncate is declared without a macro... yes</text:span></text:p>
      <text:p text:style-name="P5"><text:span text:style-name="T3">checking whether getcwd is declared without a macro... yes</text:span></text:p>
      <text:p text:style-name="P5"><text:span text:style-name="T3">checking whether getdomainname is declared without a macro... yes</text:span></text:p>
      <text:p text:style-name="P5"><text:span text:style-name="T3">checking whether getdtablesize is declared without a macro... yes</text:span></text:p>
      <text:p text:style-name="P5"><text:span text:style-name="T3">checking whether getgroups is declared without a macro... yes</text:span></text:p>
      <text:p text:style-name="P5"><text:span text:style-name="T3">checking whether gethostname is declared without a macro... yes</text:span></text:p>
      <text:p text:style-name="P5"><text:span text:style-name="T3">checking whether getlogin is declared without a macro... yes</text:span></text:p>
      <text:p text:style-name="P5"><text:span text:style-name="T3">checking whether getlogin_r is declared without a macro... yes</text:span></text:p>
      <text:p text:style-name="P5"><text:span text:style-name="T3">checking whether getpagesize is declared without a macro... yes</text:span></text:p>
      <text:p text:style-name="P5"><text:span text:style-name="T3">checking whether getusershell is declared without a macro... yes</text:span></text:p>
      <text:p text:style-name="P5"><text:span text:style-name="T3">checking whether setusershell is declared without a macro... yes</text:span></text:p>
      <text:p text:style-name="P5"><text:span text:style-name="T3">checking whether endusershell is declared without a macro... yes</text:span></text:p>
      <text:p text:style-name="P5"><text:span text:style-name="T3">checking whether group_member is declared without a macro... yes</text:span></text:p>
      <text:p text:style-name="P5"><text:span text:style-name="T3">checking whether isatty is declared without a macro... yes</text:span></text:p>
      <text:p text:style-name="P5"><text:span text:style-name="T3">checking whether lchown is declared without a macro... yes</text:span></text:p>
      <text:p text:style-name="P5"><text:span text:style-name="T3">checking whether link is declared without a macro... yes</text:span></text:p>
      <text:p text:style-name="P5"><text:span text:style-name="T3">checking whether linkat is declared without a macro... yes</text:span></text:p>
      <text:p text:style-name="P5"><text:span text:style-name="T3">checking whether lseek is declared without a macro... yes</text:span></text:p>
      <text:p text:style-name="P5"><text:span text:style-name="T3">checking whether pipe is declared without a macro... yes</text:span></text:p>
      <text:p text:style-name="P5"><text:span text:style-name="T3">checking whether pipe2 is declared without a macro... yes</text:span></text:p>
      <text:p text:style-name="P5"><text:span text:style-name="T3">checking whether pread is declared without a macro... yes</text:span></text:p>
      <text:p text:style-name="P5"><text:span text:style-name="T3">checking whether pwrite is declared without a macro... yes</text:span></text:p>
      <text:p text:style-name="P5"><text:span text:style-name="T3">checking whether readlink is declared without a macro... yes</text:span></text:p>
      <text:p text:style-name="P5"><text:span text:style-name="T3">checking whether readlinkat is declared without a macro... yes</text:span></text:p>
      <text:p text:style-name="P5"><text:span text:style-name="T3">checking whether rmdir is declared without a macro... yes</text:span></text:p>
      <text:p text:style-name="P5"><text:span text:style-name="T3">checking whether sethostname is declared without a macro... yes</text:span></text:p>
      <text:p text:style-name="P5"><text:span text:style-name="T3">checking whether sleep is declared without a macro... yes</text:span></text:p>
      <text:p text:style-name="P5"><text:span text:style-name="T3">checking whether symlink is declared without a macro... yes</text:span></text:p>
      <text:p text:style-name="P5"><text:span text:style-name="T3">checking whether symlinkat is declared without a macro... yes</text:span></text:p>
      <text:p text:style-name="P5"><text:soft-page-break/><text:span text:style-name="T3">checking whether ttyname_r is declared without a macro... yes</text:span></text:p>
      <text:p text:style-name="P5"><text:span text:style-name="T3">checking whether unlink is declared without a macro... yes</text:span></text:p>
      <text:p text:style-name="P5"><text:span text:style-name="T3">checking whether unlinkat is declared without a macro... yes</text:span></text:p>
      <text:p text:style-name="P5"><text:span text:style-name="T3">checking whether usleep is declared without a macro... yes</text:span></text:p>
      <text:p text:style-name="P5"><text:span text:style-name="T3">checking whether btowc is declared without a macro... yes</text:span></text:p>
      <text:p text:style-name="P5"><text:span text:style-name="T3">checking whether wctob is declared without a macro... yes</text:span></text:p>
      <text:p text:style-name="P5"><text:span text:style-name="T3">checking whether mbsinit is declared without a macro... yes</text:span></text:p>
      <text:p text:style-name="P5"><text:span text:style-name="T3">checking whether mbrtowc is declared without a macro... yes</text:span></text:p>
      <text:p text:style-name="P5"><text:span text:style-name="T3">checking whether mbrlen is declared without a macro... yes</text:span></text:p>
      <text:p text:style-name="P5"><text:span text:style-name="T3">checking whether mbsrtowcs is declared without a macro... yes</text:span></text:p>
      <text:p text:style-name="P5"><text:span text:style-name="T3">checking whether mbsnrtowcs is declared without a macro... yes</text:span></text:p>
      <text:p text:style-name="P5"><text:span text:style-name="T3">checking whether wcrtomb is declared without a macro... yes</text:span></text:p>
      <text:p text:style-name="P5"><text:span text:style-name="T3">checking whether wcsrtombs is declared without a macro... yes</text:span></text:p>
      <text:p text:style-name="P5"><text:span text:style-name="T3">checking whether wcsnrtombs is declared without a macro... yes</text:span></text:p>
      <text:p text:style-name="P5"><text:span text:style-name="T3">checking whether wcwidth is declared without a macro... yes</text:span></text:p>
      <text:p text:style-name="P5"><text:span text:style-name="T3">checking whether wmemchr is declared without a macro... yes</text:span></text:p>
      <text:p text:style-name="P5"><text:span text:style-name="T3">checking whether wmemcmp is declared without a macro... yes</text:span></text:p>
      <text:p text:style-name="P5"><text:span text:style-name="T3">checking whether wmemcpy is declared without a macro... yes</text:span></text:p>
      <text:p text:style-name="P5"><text:span text:style-name="T3">checking whether wmemmove is declared without a macro... yes</text:span></text:p>
      <text:p text:style-name="P5"><text:span text:style-name="T3">checking whether wmemset is declared without a macro... yes</text:span></text:p>
      <text:p text:style-name="P5"><text:span text:style-name="T3">checking whether wcslen is declared without a macro... yes</text:span></text:p>
      <text:p text:style-name="P5"><text:span text:style-name="T3">checking whether wcsnlen is declared without a macro... yes</text:span></text:p>
      <text:p text:style-name="P5"><text:span text:style-name="T3">checking whether wcscpy is declared without a macro... yes</text:span></text:p>
      <text:p text:style-name="P5"><text:span text:style-name="T3">checking whether wcpcpy is declared without a macro... yes</text:span></text:p>
      <text:p text:style-name="P5"><text:span text:style-name="T3">checking whether wcsncpy is declared without a macro... yes</text:span></text:p>
      <text:p text:style-name="P5"><text:span text:style-name="T3">checking whether wcpncpy is declared without a macro... yes</text:span></text:p>
      <text:p text:style-name="P5"><text:span text:style-name="T3">checking whether wcscat is declared without a macro... yes</text:span></text:p>
      <text:p text:style-name="P5"><text:span text:style-name="T3">checking whether wcsncat is declared without a macro... yes</text:span></text:p>
      <text:p text:style-name="P5"><text:span text:style-name="T3">checking whether wcscmp is declared without a macro... yes</text:span></text:p>
      <text:p text:style-name="P5"><text:span text:style-name="T3">checking whether wcsncmp is declared without a macro... yes</text:span></text:p>
      <text:p text:style-name="P5"><text:span text:style-name="T3">checking whether wcscasecmp is declared without a macro... yes</text:span></text:p>
      <text:p text:style-name="P5"><text:span text:style-name="T3">checking whether wcsncasecmp is declared without a macro... yes</text:span></text:p>
      <text:p text:style-name="P5"><text:span text:style-name="T3">checking whether wcscoll is declared without a macro... yes</text:span></text:p>
      <text:p text:style-name="P5"><text:span text:style-name="T3">checking whether wcsxfrm is declared without a macro... yes</text:span></text:p>
      <text:p text:style-name="P5"><text:span text:style-name="T3">checking whether wcsdup is declared without a macro... yes</text:span></text:p>
      <text:p text:style-name="P5"><text:span text:style-name="T3">checking whether wcschr is declared without a macro... yes</text:span></text:p>
      <text:p text:style-name="P5"><text:span text:style-name="T3">checking whether wcsrchr is declared without a macro... yes</text:span></text:p>
      <text:p text:style-name="P5"><text:span text:style-name="T3">checking whether wcscspn is declared without a macro... yes</text:span></text:p>
      <text:p text:style-name="P5"><text:span text:style-name="T3">checking whether wcsspn is declared without a macro... yes</text:span></text:p>
      <text:p text:style-name="P5"><text:span text:style-name="T3">checking whether wcspbrk is declared without a macro... yes</text:span></text:p>
      <text:p text:style-name="P5"><text:span text:style-name="T3">checking whether wcsstr is declared without a macro... yes</text:span></text:p>
      <text:p text:style-name="P5"><text:span text:style-name="T3">checking whether wcstok is declared without a macro... yes</text:span></text:p>
      <text:p text:style-name="P5"><text:span text:style-name="T3">checking whether wcswidth is declared without a macro... yes</text:span></text:p>
      <text:p text:style-name="P5"><text:span text:style-name="T3">checking whether mbrtowc handles incomplete characters... (cached) guessing yes</text:span></text:p>
      <text:p text:style-name="P5"><text:span text:style-name="T3">checking whether mbrtowc works as well as mbtowc... (cached) guessing yes</text:span></text:p>
      <text:p text:style-name="P5"><text:span text:style-name="T3">checking whether wcrtomb return value is correct... guessing yes</text:span></text:p>
      <text:p text:style-name="P5"><text:span text:style-name="T3">checking whether wctob works... guessing yes</text:span></text:p>
      <text:p text:style-name="P5"><text:span text:style-name="T3">checking whether wctob is declared... (cached) yes</text:span></text:p>
      <text:p text:style-name="P5"><text:span text:style-name="T3">checking whether iswcntrl works... (cached) yes</text:span></text:p>
      <text:p text:style-name="P5"><text:span text:style-name="T3">checking for towlower... (cached) yes</text:span></text:p>
      <text:p text:style-name="P5"><text:span text:style-name="T3">checking for wctype_t... (cached) yes</text:span></text:p>
      <text:p text:style-name="P5"><text:span text:style-name="T3">checking for wctrans_t... (cached) yes</text:span></text:p>
      <text:p text:style-name="P5"><text:soft-page-break/><text:span text:style-name="T3">checking whether wctype is declared without a macro... (cached) yes</text:span></text:p>
      <text:p text:style-name="P5"><text:span text:style-name="T3">checking whether iswctype is declared without a macro... (cached) yes</text:span></text:p>
      <text:p text:style-name="P5"><text:span text:style-name="T3">checking whether wctrans is declared without a macro... (cached) yes</text:span></text:p>
      <text:p text:style-name="P5"><text:span text:style-name="T3">checking whether towctrans is declared without a macro... (cached) yes</text:span></text:p>
      <text:p text:style-name="P5"><text:span text:style-name="T3">checking whether wcwidth is declared... (cached) yes</text:span></text:p>
      <text:p text:style-name="P5"><text:span text:style-name="T3">checking whether wcwidth works reasonably in UTF-8 locales... yes</text:span></text:p>
      <text:p text:style-name="P5"><text:span text:style-name="T3">checking for a traditional french locale... (cached) none</text:span></text:p>
      <text:p text:style-name="P5"><text:span text:style-name="T3">checking for a french Unicode locale... (cached) none</text:span></text:p>
      <text:p text:style-name="P5"><text:span text:style-name="T3">checking for a traditional french locale... (cached) none</text:span></text:p>
      <text:p text:style-name="P5"><text:span text:style-name="T3">checking for a turkish Unicode locale... none</text:span></text:p>
      <text:p text:style-name="P5"><text:span text:style-name="T3">checking whether fdopen sets errno... yes</text:span></text:p>
      <text:p text:style-name="P5"><text:span text:style-name="T3">checking whether conversion from 'int' to 'long double' works... yes</text:span></text:p>
      <text:p text:style-name="P5"><text:span text:style-name="T3">checking for setlocale... (cached) yes</text:span></text:p>
      <text:p text:style-name="P5"><text:span text:style-name="T3">checking for uselocale... yes</text:span></text:p>
      <text:p text:style-name="P5"><text:span text:style-name="T3">checking for getlocalename_l... no</text:span></text:p>
      <text:p text:style-name="P5"><text:span text:style-name="T3">checking for a turkish Unicode locale... (cached) none</text:span></text:p>
      <text:p text:style-name="P5"><text:span text:style-name="T3">checking for a french Unicode locale... (cached) none</text:span></text:p>
      <text:p text:style-name="P5"><text:span text:style-name="T3">checking for a traditional french locale... (cached) none</text:span></text:p>
      <text:p text:style-name="P5"><text:span text:style-name="T3">checking for a french Unicode locale... (cached) none</text:span></text:p>
      <text:p text:style-name="P5"><text:span text:style-name="T3">checking for a traditional japanese locale... (cached) none</text:span></text:p>
      <text:p text:style-name="P5"><text:span text:style-name="T3">checking for a transitional chinese locale... (cached) none</text:span></text:p>
      <text:p text:style-name="P5"><text:span text:style-name="T3">checking for a french Unicode locale... (cached) none</text:span></text:p>
      <text:p text:style-name="P5"><text:span text:style-name="T3">checking for a transitional chinese locale... (cached) none</text:span></text:p>
      <text:p text:style-name="P5"><text:span text:style-name="T3">checking for mmap... (cached) yes</text:span></text:p>
      <text:p text:style-name="P5"><text:span text:style-name="T3">checking for MAP_ANONYMOUS... yes</text:span></text:p>
      <text:p text:style-name="P5"><text:span text:style-name="T3">checking for mmap... (cached) yes</text:span></text:p>
      <text:p text:style-name="P5"><text:span text:style-name="T3">checking for MAP_ANONYMOUS... yes</text:span></text:p>
      <text:p text:style-name="P5"><text:span text:style-name="T3">checking for mmap... (cached) yes</text:span></text:p>
      <text:p text:style-name="P5"><text:span text:style-name="T3">checking for MAP_ANONYMOUS... yes</text:span></text:p>
      <text:p text:style-name="P5"><text:span text:style-name="T3">checking for a traditional french locale... (cached) none</text:span></text:p>
      <text:p text:style-name="P5"><text:span text:style-name="T3">checking for a french Unicode locale... (cached) none</text:span></text:p>
      <text:p text:style-name="P5"><text:span text:style-name="T3">checking for putenv compatible with GNU and SVID... yes</text:span></text:p>
      <text:p text:style-name="P5"><text:span text:style-name="T3">checking for mmap... (cached) yes</text:span></text:p>
      <text:p text:style-name="P5"><text:span text:style-name="T3">checking for MAP_ANONYMOUS... yes</text:span></text:p>
      <text:p text:style-name="P5"><text:span text:style-name="T3">checking whether setenv validates arguments... yes</text:span></text:p>
      <text:p text:style-name="P5"><text:span text:style-name="T3">checking for a traditional french locale... (cached) none</text:span></text:p>
      <text:p text:style-name="P5"><text:span text:style-name="T3">checking for a french Unicode locale... (cached) none</text:span></text:p>
      <text:p text:style-name="P5"><text:span text:style-name="T3">checking for a traditional japanese locale... (cached) none</text:span></text:p>
      <text:p text:style-name="P5"><text:span text:style-name="T3">checking for a transitional chinese locale... (cached) none</text:span></text:p>
      <text:p text:style-name="P5"><text:span text:style-name="T3">checking for stdint.h... (cached) yes</text:span></text:p>
      <text:p text:style-name="P5"><text:span text:style-name="T3">checking for SIZE_MAX... yes</text:span></text:p>
      <text:p text:style-name="P5"><text:span text:style-name="T3">checking for snprintf... (cached) yes</text:span></text:p>
      <text:p text:style-name="P5"><text:span text:style-name="T3">checking whether snprintf respects a size of 1... yes</text:span></text:p>
      <text:p text:style-name="P5"><text:span text:style-name="T3">checking whether printf supports POSIX/XSI format strings with positions... yes</text:span></text:p>
      <text:p text:style-name="P5"><text:span text:style-name="T3">checking for mmap... (cached) yes</text:span></text:p>
      <text:p text:style-name="P5"><text:span text:style-name="T3">checking for MAP_ANONYMOUS... yes</text:span></text:p>
      <text:p text:style-name="P5"><text:span text:style-name="T3">checking for mmap... (cached) yes</text:span></text:p>
      <text:p text:style-name="P5"><text:span text:style-name="T3">checking for MAP_ANONYMOUS... yes</text:span></text:p>
      <text:p text:style-name="P5"><text:span text:style-name="T3">checking whether symlink handles trailing slash correctly... yes</text:span></text:p>
      <text:p text:style-name="P5"><text:span text:style-name="T3">checking for unsetenv... yes</text:span></text:p>
      <text:p text:style-name="P5"><text:span text:style-name="T3">checking for unsetenv() return type... int</text:span></text:p>
      <text:p text:style-name="P5"><text:span text:style-name="T3">checking whether unsetenv obeys POSIX... yes</text:span></text:p>
      <text:p text:style-name="P5"><text:soft-page-break/><text:span text:style-name="T3">checking for ptrdiff_t... yes</text:span></text:p>
      <text:p text:style-name="P5"><text:span text:style-name="T3">checking for a traditional french locale... (cached) none</text:span></text:p>
      <text:p text:style-name="P5"><text:span text:style-name="T3">checking for a french Unicode locale... (cached) none</text:span></text:p>
      <text:p text:style-name="P5"><text:span text:style-name="T3">checking for a traditional japanese locale... (cached) none</text:span></text:p>
      <text:p text:style-name="P5"><text:span text:style-name="T3">checking for a transitional chinese locale... (cached) none</text:span></text:p>
      <text:p text:style-name="P5"><text:span text:style-name="T3">checking for stdint.h... (cached) yes</text:span></text:p>
      <text:p text:style-name="P5"><text:span text:style-name="T3">checking for dirent.h that defines DIR... yes</text:span></text:p>
      <text:p text:style-name="P5"><text:span text:style-name="T3">checking for library containing opendir... none required</text:span></text:p>
      <text:p text:style-name="P5"><text:span text:style-name="T3">checking whether closedir returns void... no</text:span></text:p>
      <text:p text:style-name="P5"><text:span text:style-name="T3">checking whether NLS is requested... yes</text:span></text:p>
      <text:p text:style-name="P5"><text:span text:style-name="T3">checking for msgfmt... /usr/bin/msgfmt</text:span></text:p>
      <text:p text:style-name="P5"><text:span text:style-name="T3">checking for gmsgfmt... /usr/bin/msgfmt</text:span></text:p>
      <text:p text:style-name="P5"><text:span text:style-name="T3">checking for xgettext... /usr/bin/xgettext</text:span></text:p>
      <text:p text:style-name="P5"><text:span text:style-name="T3">checking for msgmerge... /usr/bin/msgmerge</text:span></text:p>
      <text:p text:style-name="P5"><text:span text:style-name="T3">checking for CFPreferencesCopyAppValue... (cached) no</text:span></text:p>
      <text:p text:style-name="P5"><text:span text:style-name="T3">checking for CFLocaleCopyCurrent... (cached) no</text:span></text:p>
      <text:p text:style-name="P5"><text:span text:style-name="T3">checking for GNU gettext in libc... yes</text:span></text:p>
      <text:p text:style-name="P5"><text:span text:style-name="T3">checking whether to use NLS... yes</text:span></text:p>
      <text:p text:style-name="P5"><text:span text:style-name="T3">checking where the gettext function comes from... libc</text:span></text:p>
      <text:p text:style-name="P5"><text:span text:style-name="T3">configure: WARNING: Included lib/regex.c not used</text:span></text:p>
      <text:p text:style-name="P5"><text:span text:style-name="T3">checking for PCRE... yes</text:span></text:p>
      <text:p text:style-name="P5"><text:span text:style-name="T3">checking for pcre_compile... yes</text:span></text:p>
      <text:p text:style-name="P5"><text:span text:style-name="T3">checking that generated files are newer than configure... done</text:span></text:p>
      <text:p text:style-name="P5"><text:span text:style-name="T3">configure: creating ./config.status</text:span></text:p>
      <text:p text:style-name="P5"><text:span text:style-name="T3">config.status: creating Makefile</text:span></text:p>
      <text:p text:style-name="P5"><text:span text:style-name="T3">config.status: creating lib/Makefile</text:span></text:p>
      <text:p text:style-name="P5"><text:span text:style-name="T3">config.status: creating src/Makefile</text:span></text:p>
      <text:p text:style-name="P5"><text:span text:style-name="T3">config.status: creating tests/Makefile</text:span></text:p>
      <text:p text:style-name="P5"><text:span text:style-name="T3">config.status: creating po/Makefile.in</text:span></text:p>
      <text:p text:style-name="P5"><text:span text:style-name="T3">config.status: creating doc/Makefile</text:span></text:p>
      <text:p text:style-name="P5"><text:span text:style-name="T3">config.status: creating gnulib-tests/Makefile</text:span></text:p>
      <text:p text:style-name="P5"><text:span text:style-name="T3">config.status: creating config.h</text:span></text:p>
      <text:p text:style-name="P5"><text:span text:style-name="T3">config.status: executing depfiles commands</text:span></text:p>
      <text:p text:style-name="P5"><text:span text:style-name="T3">config.status: executing po-directories commands</text:span></text:p>
      <text:p text:style-name="P5"><text:span text:style-name="T3">config.status: creating po/POTFILES</text:span></text:p>
      <text:p text:style-name="P5"><text:span text:style-name="T3">config.status: creating po/Makefile</text:span></text:p>
      <text:p text:style-name="P5"><text:span text:style-name="T3"/></text:p>
      <text:p text:style-name="P8"><text:span text:style-name="T3">mahannee@VTA076L:~/packages/grep/grep-2.24$ make all AUTOCONF=: AUTOHEADER=: AUTOMAKE=: ACLOCAL=:</text:span></text:p>
      <text:p text:style-name="P6"><text:span text:style-name="T3">make <text:s/>all-recursive</text:span></text:p>
      <text:p text:style-name="P6"><text:span text:style-name="T3">make[1]: Entering directory '/home/mahannee/packages/grep/grep-2.24'</text:span></text:p>
      <text:p text:style-name="P6"><text:span text:style-name="T3">Making all in po</text:span></text:p>
      <text:p text:style-name="P6"><text:span text:style-name="T3">make[2]: Entering directory '/home/mahannee/packages/grep/grep-2.24/po'</text:span></text:p>
      <text:p text:style-name="P6"><text:span text:style-name="T3">make[2]: Nothing to be done for 'all'.</text:span></text:p>
      <text:p text:style-name="P6"><text:span text:style-name="T3">make[2]: Leaving directory '/home/mahannee/packages/grep/grep-2.24/po'</text:span></text:p>
      <text:p text:style-name="P6"><text:span text:style-name="T3">Making all in lib</text:span></text:p>
      <text:p text:style-name="P6"><text:span text:style-name="T3">make[2]: Entering directory '/home/mahannee/packages/grep/grep-2.24/lib'</text:span></text:p>
      <text:p text:style-name="P6"><text:span text:style-name="T3">Makefile:1684: target '.deps/alloca.Po' given more than once in the same rule</text:span></text:p>
      <text:p text:style-name="P6"><text:span text:style-name="T3">make <text:s/>all-am</text:span></text:p>
      <text:p text:style-name="P6"><text:span text:style-name="T3">make[3]: Entering directory '/home/mahannee/packages/grep/grep-2.24/lib'</text:span></text:p>
      <text:p text:style-name="P6"><text:span text:style-name="T3">Makefile:1684: target '.deps/alloca.Po' given more than once in the same rule</text:span></text:p>
      <text:p text:style-name="P6"><text:span text:style-name="T3">make[3]: Nothing to be done for 'all-am'.</text:span></text:p>
      <text:p text:style-name="P6"><text:soft-page-break/><text:span text:style-name="T3">make[3]: Leaving directory '/home/mahannee/packages/grep/grep-2.24/lib'</text:span></text:p>
      <text:p text:style-name="P6"><text:span text:style-name="T3">make[2]: Leaving directory '/home/mahannee/packages/grep/grep-2.24/lib'</text:span></text:p>
      <text:p text:style-name="P6"><text:span text:style-name="T3">Making all in doc</text:span></text:p>
      <text:p text:style-name="P6"><text:span text:style-name="T3">make[2]: Entering directory '/home/mahannee/packages/grep/grep-2.24/doc'</text:span></text:p>
      <text:p text:style-name="P6"><text:span text:style-name="T3">make[2]: Nothing to be done for 'all'.</text:span></text:p>
      <text:p text:style-name="P6"><text:span text:style-name="T3">make[2]: Leaving directory '/home/mahannee/packages/grep/grep-2.24/doc'</text:span></text:p>
      <text:p text:style-name="P6"><text:span text:style-name="T3">Making all in src</text:span></text:p>
      <text:p text:style-name="P6"><text:span text:style-name="T3">make[2]: Entering directory '/home/mahannee/packages/grep/grep-2.24/src'</text:span></text:p>
      <text:p text:style-name="P6"><text:span text:style-name="T3"><text:s/>cd .. &amp;&amp; : --gnu src/Makefile</text:span></text:p>
      <text:p text:style-name="P6"><text:span text:style-name="T3"><text:s text:c="2"/>CC <text:s text:c="6"/>grep.o</text:span></text:p>
      <text:p text:style-name="P6"><text:span text:style-name="T3"><text:s text:c="2"/>CC <text:s text:c="6"/>searchutils.o</text:span></text:p>
      <text:p text:style-name="P6"><text:span text:style-name="T3"><text:s text:c="2"/>CC <text:s text:c="6"/>dfa.o</text:span></text:p>
      <text:p text:style-name="P6"><text:span text:style-name="T3"><text:s text:c="2"/>CC <text:s text:c="6"/>dfasearch.o</text:span></text:p>
      <text:p text:style-name="P6"><text:span text:style-name="T3"><text:s text:c="2"/>CC <text:s text:c="6"/>kwset.o</text:span></text:p>
      <text:p text:style-name="P6"><text:span text:style-name="T3"><text:s text:c="2"/>CC <text:s text:c="6"/>kwsearch.o</text:span></text:p>
      <text:p text:style-name="P6"><text:span text:style-name="T3"><text:s text:c="2"/>CC <text:s text:c="6"/>pcresearch.o</text:span></text:p>
      <text:p text:style-name="P6"><text:span text:style-name="T3"><text:s text:c="2"/>CCLD <text:s text:c="4"/>grep</text:span></text:p>
      <text:p text:style-name="P6"><text:span text:style-name="T3"><text:s text:c="2"/>GEN <text:s text:c="5"/>egrep</text:span></text:p>
      <text:p text:style-name="P6"><text:span text:style-name="T3"><text:s text:c="2"/>GEN <text:s text:c="5"/>fgrep</text:span></text:p>
      <text:p text:style-name="P6"><text:span text:style-name="T3">make[2]: Leaving directory '/home/mahannee/packages/grep/grep-2.24/src'</text:span></text:p>
      <text:p text:style-name="P6"><text:span text:style-name="T3">Making all in tests</text:span></text:p>
      <text:p text:style-name="P6"><text:span text:style-name="T3">make[2]: Entering directory '/home/mahannee/packages/grep/grep-2.24/tests'</text:span></text:p>
      <text:p text:style-name="P6"><text:span text:style-name="T3">make[2]: Nothing to be done for 'all'.</text:span></text:p>
      <text:p text:style-name="P6"><text:span text:style-name="T3">make[2]: Leaving directory '/home/mahannee/packages/grep/grep-2.24/tests'</text:span></text:p>
      <text:p text:style-name="P6"><text:span text:style-name="T3">Making all in gnulib-tests</text:span></text:p>
      <text:p text:style-name="P6"><text:span text:style-name="T3">make[2]: Entering directory '/home/mahannee/packages/grep/grep-2.24/gnulib-tests'</text:span></text:p>
      <text:p text:style-name="P6"><text:span text:style-name="T3"><text:s text:c="2"/>GEN <text:s text:c="5"/>arg-nonnull.h</text:span></text:p>
      <text:p text:style-name="P6"><text:span text:style-name="T3"><text:s text:c="2"/>GEN <text:s text:c="5"/>c++defs.h</text:span></text:p>
      <text:p text:style-name="P6"><text:span text:style-name="T3"><text:s text:c="2"/>GEN <text:s text:c="5"/>unused-parameter.h</text:span></text:p>
      <text:p text:style-name="P6"><text:span text:style-name="T3"><text:s text:c="2"/>GEN <text:s text:c="5"/>warn-on-use.h</text:span></text:p>
      <text:p text:style-name="P6"><text:span text:style-name="T3">make <text:s/>all-recursive</text:span></text:p>
      <text:p text:style-name="P6"><text:span text:style-name="T3">make[3]: Entering directory '/home/mahannee/packages/grep/grep-2.24/gnulib-tests'</text:span></text:p>
      <text:p text:style-name="P6"><text:span text:style-name="T3">Making all in .</text:span></text:p>
      <text:p text:style-name="P6"><text:span text:style-name="T3">make[4]: Entering directory '/home/mahannee/packages/grep/grep-2.24/gnulib-tests'</text:span></text:p>
      <text:p text:style-name="P6"><text:span text:style-name="T3">make[4]: Nothing to be done for 'all-am'.</text:span></text:p>
      <text:p text:style-name="P6"><text:span text:style-name="T3">make[4]: Leaving directory '/home/mahannee/packages/grep/grep-2.24/gnulib-tests'</text:span></text:p>
      <text:p text:style-name="P6"><text:span text:style-name="T3">make[3]: Leaving directory '/home/mahannee/packages/grep/grep-2.24/gnulib-tests'</text:span></text:p>
      <text:p text:style-name="P6"><text:span text:style-name="T3">make[2]: Leaving directory '/home/mahannee/packages/grep/grep-2.24/gnulib-tests'</text:span></text:p>
      <text:p text:style-name="P6"><text:span text:style-name="T3">make[2]: Entering directory '/home/mahannee/packages/grep/grep-2.24'</text:span></text:p>
      <text:p text:style-name="P6"><text:span text:style-name="T3">make[2]: Leaving directory '/home/mahannee/packages/grep/grep-2.24'</text:span></text:p>
      <text:p text:style-name="P6"><text:span text:style-name="T3">make[1]: Leaving directory '/home/mahannee/packages/grep/grep-2.24'</text:span></text:p>
      <text:p text:style-name="P6"><text:span text:style-name="T3"/></text:p>
      <text:p text:style-name="P8"><text:span text:style-name="T3">mahannee@VTA076L:~/packages/grep/grep-2.24$ make check AUTOCONF=: AUTOHEADER=: AUTOMAKE=: ACLOCAL=:</text:span></text:p>
      <text:p text:style-name="P6"><text:span text:style-name="T3">Making check in po</text:span></text:p>
      <text:p text:style-name="P6"><text:span text:style-name="T3">make[1]: Entering directory '/home/mahannee/packages/grep/grep-2.24/po'</text:span></text:p>
      <text:p text:style-name="P6"><text:span text:style-name="T3">make[1]: Nothing to be done for 'check'.</text:span></text:p>
      <text:p text:style-name="P6"><text:span text:style-name="T3">make[1]: Leaving directory '/home/mahannee/packages/grep/grep-2.24/po'</text:span></text:p>
      <text:p text:style-name="P6"><text:span text:style-name="T3">Making check in lib</text:span></text:p>
      <text:p text:style-name="P6"><text:span text:style-name="T3">make[1]: Entering directory '/home/mahannee/packages/grep/grep-2.24/lib'</text:span></text:p>
      <text:p text:style-name="P6"><text:span text:style-name="T3">Makefile:1684: target '.deps/alloca.Po' given more than once in the same rule</text:span></text:p>
      <text:p text:style-name="P6"><text:span text:style-name="T3">make <text:s/>check-am</text:span></text:p>
      <text:p text:style-name="P6"><text:soft-page-break/><text:span text:style-name="T3">make[2]: Entering directory '/home/mahannee/packages/grep/grep-2.24/lib'</text:span></text:p>
      <text:p text:style-name="P6"><text:span text:style-name="T3">Makefile:1684: target '.deps/alloca.Po' given more than once in the same rule</text:span></text:p>
      <text:p text:style-name="P6"><text:span text:style-name="T3">make[2]: Nothing to be done for 'check-am'.</text:span></text:p>
      <text:p text:style-name="P6"><text:span text:style-name="T3">make[2]: Leaving directory '/home/mahannee/packages/grep/grep-2.24/lib'</text:span></text:p>
      <text:p text:style-name="P6"><text:span text:style-name="T3">make[1]: Leaving directory '/home/mahannee/packages/grep/grep-2.24/lib'</text:span></text:p>
      <text:p text:style-name="P6"><text:span text:style-name="T3">Making check in doc</text:span></text:p>
      <text:p text:style-name="P6"><text:span text:style-name="T3">make[1]: Entering directory '/home/mahannee/packages/grep/grep-2.24/doc'</text:span></text:p>
      <text:p text:style-name="P6"><text:span text:style-name="T3">make[1]: Nothing to be done for 'check'.</text:span></text:p>
      <text:p text:style-name="P6"><text:span text:style-name="T3">make[1]: Leaving directory '/home/mahannee/packages/grep/grep-2.24/doc'</text:span></text:p>
      <text:p text:style-name="P6"><text:span text:style-name="T3">Making check in src</text:span></text:p>
      <text:p text:style-name="P6"><text:span text:style-name="T3">make[1]: Entering directory '/home/mahannee/packages/grep/grep-2.24/src'</text:span></text:p>
      <text:p text:style-name="P6"><text:span text:style-name="T3"><text:s/>cd .. &amp;&amp; : --gnu src/Makefile</text:span></text:p>
      <text:p text:style-name="P6"><text:span text:style-name="T3">make[1]: Nothing to be done for 'check'.</text:span></text:p>
      <text:p text:style-name="P6"><text:span text:style-name="T3">make[1]: Leaving directory '/home/mahannee/packages/grep/grep-2.24/src'</text:span></text:p>
      <text:p text:style-name="P6"><text:span text:style-name="T3">Making check in tests</text:span></text:p>
      <text:p text:style-name="P6"><text:span text:style-name="T3">make[1]: Entering directory '/home/mahannee/packages/grep/grep-2.24/tests'</text:span></text:p>
      <text:p text:style-name="P6"><text:span text:style-name="T3">make <text:s/>get-mb-cur-max dfa-match-aux</text:span></text:p>
      <text:p text:style-name="P6"><text:span text:style-name="T3">make[2]: Entering directory '/home/mahannee/packages/grep/grep-2.24/tests'</text:span></text:p>
      <text:p text:style-name="P6"><text:span text:style-name="T3"><text:s text:c="2"/>CC <text:s text:c="6"/>get-mb-cur-max.o</text:span></text:p>
      <text:p text:style-name="P6"><text:span text:style-name="T3"><text:s text:c="2"/>CCLD <text:s text:c="4"/>get-mb-cur-max</text:span></text:p>
      <text:p text:style-name="P6"><text:span text:style-name="T3"><text:s text:c="2"/>CC <text:s text:c="6"/>dfa-match-aux.o</text:span></text:p>
      <text:p text:style-name="P6"><text:span text:style-name="T3"><text:s text:c="2"/>CCLD <text:s text:c="4"/>dfa-match-aux</text:span></text:p>
      <text:p text:style-name="P6"><text:span text:style-name="T3">make[2]: Leaving directory '/home/mahannee/packages/grep/grep-2.24/tests'</text:span></text:p>
      <text:p text:style-name="P6"><text:span text:style-name="T3">make <text:s/>check-TESTS</text:span></text:p>
      <text:p text:style-name="P6"><text:span text:style-name="T3">make[2]: Entering directory '/home/mahannee/packages/grep/grep-2.24/tests'</text:span></text:p>
      <text:p text:style-name="P6"><text:span text:style-name="T3">make[3]: Entering directory '/home/mahannee/packages/grep/grep-2.24/tests'</text:span></text:p>
      <text:p text:style-name="P6"><text:span text:style-name="T3">PASS: backref</text:span></text:p>
      <text:p text:style-name="P6"><text:span text:style-name="T3">XFAIL: backref-alt</text:span></text:p>
      <text:p text:style-name="P6"><text:span text:style-name="T3">PASS: backref-multibyte-slow</text:span></text:p>
      <text:p text:style-name="P6"><text:span text:style-name="T3">PASS: backref-word</text:span></text:p>
      <text:p text:style-name="P6"><text:span text:style-name="T3">PASS: backslash-s-and-repetition-operators</text:span></text:p>
      <text:p text:style-name="P6"><text:span text:style-name="T3">PASS: backslash-s-vs-invalid-multitype</text:span></text:p>
      <text:p text:style-name="P6"><text:span text:style-name="T3">big-hole: skipped test: expensive: disabled by default</text:span></text:p>
      <text:p text:style-name="P6"><text:span text:style-name="T3">SKIP: big-hole</text:span></text:p>
      <text:p text:style-name="P6"><text:span text:style-name="T3">big-match: skipped test: expensive: disabled by default</text:span></text:p>
      <text:p text:style-name="P6"><text:span text:style-name="T3">SKIP: big-match</text:span></text:p>
      <text:p text:style-name="P6"><text:span text:style-name="T3">PASS: bogus-wctob</text:span></text:p>
      <text:p text:style-name="P6"><text:span text:style-name="T3">PASS: bre</text:span></text:p>
      <text:p text:style-name="P6"><text:span text:style-name="T3">PASS: case-fold-backref</text:span></text:p>
      <text:p text:style-name="P6"><text:span text:style-name="T3">PASS: case-fold-backslash-w</text:span></text:p>
      <text:p text:style-name="P6"><text:span text:style-name="T3">PASS: case-fold-char-class</text:span></text:p>
      <text:p text:style-name="P6"><text:span text:style-name="T3">PASS: case-fold-char-range</text:span></text:p>
      <text:p text:style-name="P6"><text:span text:style-name="T3">PASS: case-fold-char-type</text:span></text:p>
      <text:p text:style-name="P6"><text:span text:style-name="T3">PASS: case-fold-titlecase</text:span></text:p>
      <text:p text:style-name="P6"><text:span text:style-name="T3">PASS: char-class-multibyte</text:span></text:p>
      <text:p text:style-name="P6"><text:span text:style-name="T3">PASS: char-class-multibyte2</text:span></text:p>
      <text:p text:style-name="P6"><text:span text:style-name="T3">PASS: context-0</text:span></text:p>
      <text:p text:style-name="P6"><text:span text:style-name="T3">PASS: count-newline</text:span></text:p>
      <text:p text:style-name="P6"><text:span text:style-name="T3">PASS: dfa-coverage</text:span></text:p>
      <text:p text:style-name="P6"><text:span text:style-name="T3">PASS: dfa-heap-overrun</text:span></text:p>
      <text:p text:style-name="P6"><text:span text:style-name="T3">PASS: dfa-match</text:span></text:p>
      <text:p text:style-name="P6"><text:span text:style-name="T3">PASS: dfaexec-multibyte</text:span></text:p>
      <text:p text:style-name="P6"><text:soft-page-break/><text:span text:style-name="T3">PASS: empty</text:span></text:p>
      <text:p text:style-name="P6"><text:span text:style-name="T3">PASS: empty-line</text:span></text:p>
      <text:p text:style-name="P6"><text:span text:style-name="T3">PASS: empty-line-mb</text:span></text:p>
      <text:p text:style-name="P6"><text:span text:style-name="T3">PASS: encoding-error</text:span></text:p>
      <text:p text:style-name="P6"><text:span text:style-name="T3">PASS: epipe</text:span></text:p>
      <text:p text:style-name="P6"><text:span text:style-name="T3">PASS: equiv-classes</text:span></text:p>
      <text:p text:style-name="P6"><text:span text:style-name="T3">PASS: ere</text:span></text:p>
      <text:p text:style-name="P6"><text:span text:style-name="T3">euc-mb: skipped test: EUC-JP locale not found</text:span></text:p>
      <text:p text:style-name="P6"><text:span text:style-name="T3">SKIP: euc-mb</text:span></text:p>
      <text:p text:style-name="P6"><text:span text:style-name="T3">PASS: fedora</text:span></text:p>
      <text:p text:style-name="P6"><text:span text:style-name="T3">PASS: fgrep-infloop</text:span></text:p>
      <text:p text:style-name="P6"><text:span text:style-name="T3">PASS: file</text:span></text:p>
      <text:p text:style-name="P6"><text:span text:style-name="T3">fmbtest: skipped test: this system lacks the cs_CZ.UTF-8 locale</text:span></text:p>
      <text:p text:style-name="P6"><text:span text:style-name="T3">SKIP: fmbtest</text:span></text:p>
      <text:p text:style-name="P6"><text:span text:style-name="T3">PASS: foad1</text:span></text:p>
      <text:p text:style-name="P6"><text:span text:style-name="T3">PASS: grep-dev-null</text:span></text:p>
      <text:p text:style-name="P6"><text:span text:style-name="T3">PASS: grep-dir</text:span></text:p>
      <text:p text:style-name="P6"><text:span text:style-name="T3">PASS: help-version</text:span></text:p>
      <text:p text:style-name="P6"><text:span text:style-name="T3">PASS: high-bit-range</text:span></text:p>
      <text:p text:style-name="P6"><text:span text:style-name="T3">PASS: in-eq-out-infloop</text:span></text:p>
      <text:p text:style-name="P6"><text:span text:style-name="T3">PASS: include-exclude</text:span></text:p>
      <text:p text:style-name="P6"><text:span text:style-name="T3">PASS: inconsistent-range</text:span></text:p>
      <text:p text:style-name="P6"><text:span text:style-name="T3">PASS: invalid-char-class</text:span></text:p>
      <text:p text:style-name="P6"><text:span text:style-name="T3">PASS: invalid-multibyte-infloop</text:span></text:p>
      <text:p text:style-name="P6"><text:span text:style-name="T3">PASS: khadafy</text:span></text:p>
      <text:p text:style-name="P6"><text:span text:style-name="T3">PASS: kwset-abuse</text:span></text:p>
      <text:p text:style-name="P6"><text:span text:style-name="T3">long-line-vs-2GiB-read: skipped test: expensive: disabled by default</text:span></text:p>
      <text:p text:style-name="P6"><text:span text:style-name="T3">SKIP: long-line-vs-2GiB-read</text:span></text:p>
      <text:p text:style-name="P6"><text:span text:style-name="T3">long-pattern-perf: skipped test: expensive: disabled by default</text:span></text:p>
      <text:p text:style-name="P6"><text:span text:style-name="T3">SKIP: long-pattern-perf</text:span></text:p>
      <text:p text:style-name="P6"><text:span text:style-name="T3">PASS: match-lines</text:span></text:p>
      <text:p text:style-name="P6"><text:span text:style-name="T3">PASS: max-count-overread</text:span></text:p>
      <text:p text:style-name="P6"><text:span text:style-name="T3">PASS: max-count-vs-context</text:span></text:p>
      <text:p text:style-name="P6"><text:span text:style-name="T3">PASS: mb-dot-newline</text:span></text:p>
      <text:p text:style-name="P6"><text:span text:style-name="T3">mb-non-UTF8-overrun: skipped test: <text:s/>locale not found</text:span></text:p>
      <text:p text:style-name="P6"><text:span text:style-name="T3">SKIP: mb-non-UTF8-overrun</text:span></text:p>
      <text:p text:style-name="P6"><text:span text:style-name="T3">mb-non-UTF8-performance: skipped test: expensive: disabled by default</text:span></text:p>
      <text:p text:style-name="P6"><text:span text:style-name="T3">SKIP: mb-non-UTF8-performance</text:span></text:p>
      <text:p text:style-name="P6"><text:span text:style-name="T3">PASS: multibyte-white-space</text:span></text:p>
      <text:p text:style-name="P6"><text:span text:style-name="T3">PASS: multiple-begin-or-end-line</text:span></text:p>
      <text:p text:style-name="P6"><text:span text:style-name="T3">PASS: null-byte</text:span></text:p>
      <text:p text:style-name="P6"><text:span text:style-name="T3">PASS: options</text:span></text:p>
      <text:p text:style-name="P6"><text:span text:style-name="T3">PASS: pcre</text:span></text:p>
      <text:p text:style-name="P6"><text:span text:style-name="T3">PASS: pcre-abort</text:span></text:p>
      <text:p text:style-name="P6"><text:span text:style-name="T3">PASS: pcre-context</text:span></text:p>
      <text:p text:style-name="P6"><text:span text:style-name="T3">PASS: pcre-count</text:span></text:p>
      <text:p text:style-name="P6"><text:span text:style-name="T3">PASS: pcre-infloop</text:span></text:p>
      <text:p text:style-name="P6"><text:span text:style-name="T3">PASS: pcre-invalid-utf8-infloop</text:span></text:p>
      <text:p text:style-name="P6"><text:span text:style-name="T3">PASS: pcre-invalid-utf8-input</text:span></text:p>
      <text:p text:style-name="P6"><text:span text:style-name="T3">PASS: pcre-jitstack</text:span></text:p>
      <text:p text:style-name="P6"><text:span text:style-name="T3">PASS: pcre-o</text:span></text:p>
      <text:p text:style-name="P6"><text:span text:style-name="T3">PASS: pcre-utf8</text:span></text:p>
      <text:p text:style-name="P6"><text:soft-page-break/><text:span text:style-name="T3">PASS: pcre-w</text:span></text:p>
      <text:p text:style-name="P6"><text:span text:style-name="T3">PASS: pcre-wx-backref</text:span></text:p>
      <text:p text:style-name="P6"><text:span text:style-name="T3">PASS: pcre-z</text:span></text:p>
      <text:p text:style-name="P6"><text:span text:style-name="T3">PASS: posix-bracket</text:span></text:p>
      <text:p text:style-name="P6"><text:span text:style-name="T3">PASS: prefix-of-multibyte</text:span></text:p>
      <text:p text:style-name="P6"><text:span text:style-name="T3">PASS: r-dot</text:span></text:p>
      <text:p text:style-name="P6"><text:span text:style-name="T3">PASS: repetition-overflow</text:span></text:p>
      <text:p text:style-name="P6"><text:span text:style-name="T3">PASS: reversed-range-endpoints</text:span></text:p>
      <text:p text:style-name="P6"><text:span text:style-name="T3">sjis-mb: skipped test: SJIS locale not found</text:span></text:p>
      <text:p text:style-name="P6"><text:span text:style-name="T3">SKIP: sjis-mb</text:span></text:p>
      <text:p text:style-name="P6"><text:span text:style-name="T3">PASS: skip-device</text:span></text:p>
      <text:p text:style-name="P6"><text:span text:style-name="T3">PASS: spencer1</text:span></text:p>
      <text:p text:style-name="P6"><text:span text:style-name="T3">PASS: spencer1-locale</text:span></text:p>
      <text:p text:style-name="P6"><text:span text:style-name="T3">PASS: status</text:span></text:p>
      <text:p text:style-name="P6"><text:span text:style-name="T3">PASS: surrogate-pair</text:span></text:p>
      <text:p text:style-name="P6"><text:span text:style-name="T3">PASS: symlink</text:span></text:p>
      <text:p text:style-name="P6"><text:span text:style-name="T3">XFAIL: triple-backref</text:span></text:p>
      <text:p text:style-name="P6"><text:span text:style-name="T3">PASS: turkish-I</text:span></text:p>
      <text:p text:style-name="P6"><text:span text:style-name="T3">turkish-I-without-dot: skipped test: tr_TR.UTF-8 locale not found</text:span></text:p>
      <text:p text:style-name="P6"><text:span text:style-name="T3">SKIP: turkish-I-without-dot</text:span></text:p>
      <text:p text:style-name="P6"><text:span text:style-name="T3">turkish-eyes: skipped test: your tr_TR.UTF-8 locale appears to be broken</text:span></text:p>
      <text:p text:style-name="P6"><text:span text:style-name="T3">SKIP: turkish-eyes</text:span></text:p>
      <text:p text:style-name="P6"><text:span text:style-name="T3">PASS: two-files</text:span></text:p>
      <text:p text:style-name="P6"><text:span text:style-name="T3">PASS: unibyte-binary</text:span></text:p>
      <text:p text:style-name="P6"><text:span text:style-name="T3">unibyte-bracket-expr: skipped test: ru_RU.KOI8-R locale not found</text:span></text:p>
      <text:p text:style-name="P6"><text:span text:style-name="T3">SKIP: unibyte-bracket-expr</text:span></text:p>
      <text:p text:style-name="P6"><text:span text:style-name="T3">PASS: unibyte-negated-circumflex</text:span></text:p>
      <text:p text:style-name="P6"><text:span text:style-name="T3">PASS: utf8-bracket</text:span></text:p>
      <text:p text:style-name="P6"><text:span text:style-name="T3">PASS: warn-char-classes</text:span></text:p>
      <text:p text:style-name="P6"><text:span text:style-name="T3">PASS: word-delim-multibyte</text:span></text:p>
      <text:p text:style-name="P6"><text:span text:style-name="T3">PASS: word-multi-file</text:span></text:p>
      <text:p text:style-name="P6"><text:span text:style-name="T3">PASS: word-multibyte</text:span></text:p>
      <text:p text:style-name="P6"><text:span text:style-name="T3">PASS: yesno</text:span></text:p>
      <text:p text:style-name="P6"><text:span text:style-name="T3">PASS: z-anchor-newline</text:span></text:p>
      <text:p text:style-name="P6"><text:span text:style-name="T3">============================================================================</text:span></text:p>
      <text:p text:style-name="P6"><text:span text:style-name="T3">Testsuite summary for GNU grep 2.24</text:span></text:p>
      <text:p text:style-name="P6"><text:span text:style-name="T3">=======================================================================</text:span><text:span text:style-name="T6">=====</text:span></text:p>
      <text:p text:style-name="P9"><text:span text:style-name="T3"># TOTAL: 100</text:span></text:p>
      <text:p text:style-name="P9"><text:span text:style-name="T3"># PASS: <text:s/>86</text:span></text:p>
      <text:p text:style-name="P9"><text:span text:style-name="T3"># SKIP: <text:s/>12</text:span></text:p>
      <text:p text:style-name="P9"><text:span text:style-name="T3"># XFAIL: 2</text:span></text:p>
      <text:p text:style-name="P9"><text:span text:style-name="T3"># FAIL: <text:s/>0</text:span></text:p>
      <text:p text:style-name="P9"><text:span text:style-name="T3"># XPASS: 0</text:span></text:p>
      <text:p text:style-name="P9"><text:span text:style-name="T3"># ERROR: 0</text:span></text:p>
      <text:p text:style-name="P6"><text:span text:style-name="T6">===========</text:span><text:span text:style-name="T3">=================================================================</text:span></text:p>
      <text:p text:style-name="P6"><text:span text:style-name="T3">make[3]: Leaving directory '/home/mahannee/packages/grep/grep-2.24/tests'</text:span></text:p>
      <text:p text:style-name="P6"><text:span text:style-name="T3">make[2]: Leaving directory '/home/mahannee/packages/grep/grep-2.24/tests'</text:span></text:p>
      <text:p text:style-name="P6"><text:span text:style-name="T3"><text:s text:c="2"/>GEN <text:s text:c="5"/>check_executable_TESTS</text:span></text:p>
      <text:p text:style-name="P6"><text:span text:style-name="T3">make[1]: Leaving directory '/home/mahannee/packages/grep/grep-2.24/tests'</text:span></text:p>
      <text:p text:style-name="P6"><text:soft-page-break/><text:span text:style-name="T3">Making check in gnulib-tests</text:span></text:p>
      <text:p text:style-name="P6"><text:span text:style-name="T3">make[1]: Entering directory '/home/mahannee/packages/grep/grep-2.24/gnulib-tests'</text:span></text:p>
      <text:p text:style-name="P6"><text:span text:style-name="T3">make <text:s/>check-recursive</text:span></text:p>
      <text:p text:style-name="P6"><text:span text:style-name="T3">make[2]: Entering directory '/home/mahannee/packages/grep/grep-2.24/gnulib-tests'</text:span></text:p>
      <text:p text:style-name="P6"><text:span text:style-name="T3">Making check in .</text:span></text:p>
      <text:p text:style-name="P6"><text:span text:style-name="T3">make[3]: Entering directory '/home/mahannee/packages/grep/grep-2.24/gnulib-tests'</text:span></text:p>
      <text:p text:style-name="P6"><text:span text:style-name="T3">make <text:s/>libtests.a test-alignof test-alloca-opt test-argmatch test-binary-io test-bitrotate test-btowc test-c-ctype test-c-strcasecmp test-c-strncasecmp test-chdir test-cloexec test-close test-ctype test-dirent-safer test-dirent test-dup test-dup2 test-environ test-errno test-exclude test-fchdir test-fcntl-h test-fcntl-safer test-fcntl test-fdopen test-fdopendir test-fgetc test-float test-fnmatch test-fpending test-fputc test-fread test-fstat test-fstatat test-fwrite test-getcwd-lgpl test-getdtablesize test-getopt test-gettimeofday test-hash test-i-ring test-iconv-h test-iconv test-ignore-value test-intprops test-inttostr test-inttypes test-isatty test-isblank test-iswblank test-langinfo test-locale test-localeconv test-localename test-lseek test-lstat test-malloc-gnu test-malloca test-mbscasecmp test-mbsinit test-mbsrtowcs test-mbsstr1 test-mbsstr2 test-mbsstr3 test-memchr test-memchr2 test-memrchr test-nl_langinfo test-open test-openat-safer test-openat test-pathmax test-pipe test-quotearg-simple test-read test-realloc-gnu test-regex test-setenv test-setlocale1 test-setlocale2 test-snprintf test-stat test-stdalign test-stdbool test-stddef test-stdint test-stdio test-stdlib test-strerror test-striconv test-string test-strnlen test-strstr test-strtoimax test-strtoll test-strtoull test-strtoumax test-symlink test-sys_stat test-sys_time test-sys_types test-time test-dup-safer test-unistd test-u8-mbtoucr test-u8-uctomb test-uc_width test-uc_width2 test-unsetenv test-vasnprintf test-verify test-version-etc test-wchar test-wcrtomb test-wcrtomb-w32 test-wctype-h test-wcwidth test-xalloc-die test-xstrtoimax test-xstrtol test-xstrtoul</text:span></text:p>
      <text:p text:style-name="P6"><text:span text:style-name="T3">make[4]: Entering directory '/home/mahannee/packages/grep/grep-2.24/gnulib-tests'</text:span></text:p>
      <text:p text:style-name="P6"><text:span text:style-name="T3"><text:s text:c="2"/>CC <text:s text:c="6"/>fd-safer-flag.o</text:span></text:p>
      <text:p text:style-name="P6"><text:span text:style-name="T3"><text:s text:c="2"/>CC <text:s text:c="6"/>dup-safer-flag.o</text:span></text:p>
      <text:p text:style-name="P6"><text:span text:style-name="T3"><text:s text:c="2"/>CC <text:s text:c="6"/>hash-pjw.o</text:span></text:p>
      <text:p text:style-name="P6"><text:span text:style-name="T3"><text:s text:c="2"/>CC <text:s text:c="6"/>imaxtostr.o</text:span></text:p>
      <text:p text:style-name="P6"><text:span text:style-name="T3"><text:s text:c="2"/>CC <text:s text:c="6"/>inttostr.o</text:span></text:p>
      <text:p text:style-name="P6"><text:span text:style-name="T3"><text:s text:c="2"/>CC <text:s text:c="6"/>offtostr.o</text:span></text:p>
      <text:p text:style-name="P6"><text:span text:style-name="T3"><text:s text:c="2"/>CC <text:s text:c="6"/>uinttostr.o</text:span></text:p>
      <text:p text:style-name="P6"><text:span text:style-name="T3"><text:s text:c="2"/>CC <text:s text:c="6"/>umaxtostr.o</text:span></text:p>
      <text:p text:style-name="P6"><text:span text:style-name="T3"><text:s text:c="2"/>CC <text:s text:c="6"/>localename.o</text:span></text:p>
      <text:p text:style-name="P6"><text:span text:style-name="T3"><text:s text:c="2"/>CC <text:s text:c="6"/>xsize.o</text:span></text:p>
      <text:p text:style-name="P6"><text:span text:style-name="T3"><text:s text:c="2"/>CC <text:s text:c="6"/>asnprintf.o</text:span></text:p>
      <text:p text:style-name="P6"><text:span text:style-name="T3"><text:s text:c="2"/>CC <text:s text:c="6"/>printf-args.o</text:span></text:p>
      <text:p text:style-name="P6"><text:span text:style-name="T3"><text:s text:c="2"/>CC <text:s text:c="6"/>printf-parse.o</text:span></text:p>
      <text:p text:style-name="P6"><text:span text:style-name="T3"><text:s text:c="2"/>CC <text:s text:c="6"/>vasnprintf.o</text:span></text:p>
      <text:p text:style-name="P6"><text:span text:style-name="T3"><text:s text:c="2"/>AR <text:s text:c="6"/>libtests.a</text:span></text:p>
      <text:p text:style-name="P6"><text:span text:style-name="T3"><text:s text:c="2"/>CC <text:s text:c="6"/>test-alignof.o</text:span></text:p>
      <text:p text:style-name="P6"><text:span text:style-name="T3"><text:s text:c="2"/>CCLD <text:s text:c="4"/>test-alignof</text:span></text:p>
      <text:p text:style-name="P6"><text:span text:style-name="T3"><text:s text:c="2"/>CC <text:s text:c="6"/>test-alloca-opt.o</text:span></text:p>
      <text:p text:style-name="P6"><text:span text:style-name="T3"><text:s text:c="2"/>CCLD <text:s text:c="4"/>test-alloca-opt</text:span></text:p>
      <text:p text:style-name="P6"><text:span text:style-name="T3"><text:s text:c="2"/>CC <text:s text:c="6"/>test-argmatch.o</text:span></text:p>
      <text:p text:style-name="P6"><text:span text:style-name="T3"><text:s text:c="2"/>CCLD <text:s text:c="4"/>test-argmatch</text:span></text:p>
      <text:p text:style-name="P6"><text:span text:style-name="T3"><text:s text:c="2"/>CC <text:s text:c="6"/>test-binary-io.o</text:span></text:p>
      <text:p text:style-name="P6"><text:span text:style-name="T3"><text:s text:c="2"/>CCLD <text:s text:c="4"/>test-binary-io</text:span></text:p>
      <text:p text:style-name="P6"><text:span text:style-name="T3"><text:s text:c="2"/>CC <text:s text:c="6"/>test-bitrotate.o</text:span></text:p>
      <text:p text:style-name="P6"><text:span text:style-name="T3"><text:s text:c="2"/>CCLD <text:s text:c="4"/>test-bitrotate</text:span></text:p>
      <text:p text:style-name="P6"><text:span text:style-name="T3"><text:s text:c="2"/>CC <text:s text:c="6"/>test-btowc.o</text:span></text:p>
      <text:p text:style-name="P6"><text:span text:style-name="T3"><text:s text:c="2"/>CCLD <text:s text:c="4"/>test-btowc</text:span></text:p>
      <text:p text:style-name="P6"><text:span text:style-name="T3"><text:s text:c="2"/>CC <text:s text:c="6"/>test-c-ctype.o</text:span></text:p>
      <text:p text:style-name="P6"><text:soft-page-break/><text:span text:style-name="T3"><text:s text:c="2"/>CCLD <text:s text:c="4"/>test-c-ctype</text:span></text:p>
      <text:p text:style-name="P6"><text:span text:style-name="T3"><text:s text:c="2"/>CC <text:s text:c="6"/>test-c-strcasecmp.o</text:span></text:p>
      <text:p text:style-name="P6"><text:span text:style-name="T3"><text:s text:c="2"/>CCLD <text:s text:c="4"/>test-c-strcasecmp</text:span></text:p>
      <text:p text:style-name="P6"><text:span text:style-name="T3"><text:s text:c="2"/>CC <text:s text:c="6"/>test-c-strncasecmp.o</text:span></text:p>
      <text:p text:style-name="P6"><text:span text:style-name="T3"><text:s text:c="2"/>CCLD <text:s text:c="4"/>test-c-strncasecmp</text:span></text:p>
      <text:p text:style-name="P6"><text:span text:style-name="T3"><text:s text:c="2"/>CC <text:s text:c="6"/>test-chdir.o</text:span></text:p>
      <text:p text:style-name="P6"><text:span text:style-name="T3"><text:s text:c="2"/>CCLD <text:s text:c="4"/>test-chdir</text:span></text:p>
      <text:p text:style-name="P6"><text:span text:style-name="T3"><text:s text:c="2"/>CC <text:s text:c="6"/>test-cloexec.o</text:span></text:p>
      <text:p text:style-name="P6"><text:span text:style-name="T3"><text:s text:c="2"/>CCLD <text:s text:c="4"/>test-cloexec</text:span></text:p>
      <text:p text:style-name="P6"><text:span text:style-name="T3"><text:s text:c="2"/>CC <text:s text:c="6"/>test-close.o</text:span></text:p>
      <text:p text:style-name="P6"><text:span text:style-name="T3"><text:s text:c="2"/>CCLD <text:s text:c="4"/>test-close</text:span></text:p>
      <text:p text:style-name="P6"><text:span text:style-name="T3"><text:s text:c="2"/>CC <text:s text:c="6"/>test-ctype.o</text:span></text:p>
      <text:p text:style-name="P6"><text:span text:style-name="T3"><text:s text:c="2"/>CCLD <text:s text:c="4"/>test-ctype</text:span></text:p>
      <text:p text:style-name="P6"><text:span text:style-name="T3"><text:s text:c="2"/>CC <text:s text:c="6"/>test-dirent-safer.o</text:span></text:p>
      <text:p text:style-name="P6"><text:span text:style-name="T3"><text:s text:c="2"/>CCLD <text:s text:c="4"/>test-dirent-safer</text:span></text:p>
      <text:p text:style-name="P6"><text:span text:style-name="T3"><text:s text:c="2"/>CC <text:s text:c="6"/>test-dirent.o</text:span></text:p>
      <text:p text:style-name="P6"><text:span text:style-name="T3"><text:s text:c="2"/>CCLD <text:s text:c="4"/>test-dirent</text:span></text:p>
      <text:p text:style-name="P6"><text:span text:style-name="T3"><text:s text:c="2"/>CC <text:s text:c="6"/>test-dup.o</text:span></text:p>
      <text:p text:style-name="P6"><text:span text:style-name="T3"><text:s text:c="2"/>CCLD <text:s text:c="4"/>test-dup</text:span></text:p>
      <text:p text:style-name="P6"><text:span text:style-name="T3"><text:s text:c="2"/>CC <text:s text:c="6"/>test-dup2.o</text:span></text:p>
      <text:p text:style-name="P6"><text:span text:style-name="T3"><text:s text:c="2"/>CCLD <text:s text:c="4"/>test-dup2</text:span></text:p>
      <text:p text:style-name="P6"><text:span text:style-name="T3"><text:s text:c="2"/>CC <text:s text:c="6"/>test-environ.o</text:span></text:p>
      <text:p text:style-name="P6"><text:span text:style-name="T3"><text:s text:c="2"/>CCLD <text:s text:c="4"/>test-environ</text:span></text:p>
      <text:p text:style-name="P6"><text:span text:style-name="T3"><text:s text:c="2"/>CC <text:s text:c="6"/>test-errno.o</text:span></text:p>
      <text:p text:style-name="P6"><text:span text:style-name="T3"><text:s text:c="2"/>CCLD <text:s text:c="4"/>test-errno</text:span></text:p>
      <text:p text:style-name="P6"><text:span text:style-name="T3"><text:s text:c="2"/>CC <text:s text:c="6"/>test-exclude.o</text:span></text:p>
      <text:p text:style-name="P6"><text:span text:style-name="T3"><text:s text:c="2"/>CCLD <text:s text:c="4"/>test-exclude</text:span></text:p>
      <text:p text:style-name="P6"><text:span text:style-name="T3"><text:s text:c="2"/>CC <text:s text:c="6"/>test-fchdir.o</text:span></text:p>
      <text:p text:style-name="P6"><text:span text:style-name="T3"><text:s text:c="2"/>CCLD <text:s text:c="4"/>test-fchdir</text:span></text:p>
      <text:p text:style-name="P6"><text:span text:style-name="T3"><text:s text:c="2"/>CC <text:s text:c="6"/>test-fcntl-h.o</text:span></text:p>
      <text:p text:style-name="P6"><text:span text:style-name="T3"><text:s text:c="2"/>CCLD <text:s text:c="4"/>test-fcntl-h</text:span></text:p>
      <text:p text:style-name="P6"><text:span text:style-name="T3"><text:s text:c="2"/>CC <text:s text:c="6"/>test-fcntl-safer.o</text:span></text:p>
      <text:p text:style-name="P6"><text:span text:style-name="T3"><text:s text:c="2"/>CCLD <text:s text:c="4"/>test-fcntl-safer</text:span></text:p>
      <text:p text:style-name="P6"><text:span text:style-name="T3"><text:s text:c="2"/>CC <text:s text:c="6"/>test-fcntl.o</text:span></text:p>
      <text:p text:style-name="P6"><text:span text:style-name="T3"><text:s text:c="2"/>CCLD <text:s text:c="4"/>test-fcntl</text:span></text:p>
      <text:p text:style-name="P6"><text:span text:style-name="T3"><text:s text:c="2"/>CC <text:s text:c="6"/>test-fdopen.o</text:span></text:p>
      <text:p text:style-name="P6"><text:span text:style-name="T3"><text:s text:c="2"/>CCLD <text:s text:c="4"/>test-fdopen</text:span></text:p>
      <text:p text:style-name="P6"><text:span text:style-name="T3"><text:s text:c="2"/>CC <text:s text:c="6"/>test-fdopendir.o</text:span></text:p>
      <text:p text:style-name="P6"><text:span text:style-name="T3"><text:s text:c="2"/>CCLD <text:s text:c="4"/>test-fdopendir</text:span></text:p>
      <text:p text:style-name="P6"><text:span text:style-name="T3"><text:s text:c="2"/>CC <text:s text:c="6"/>test-fgetc.o</text:span></text:p>
      <text:p text:style-name="P6"><text:span text:style-name="T3"><text:s text:c="2"/>CCLD <text:s text:c="4"/>test-fgetc</text:span></text:p>
      <text:p text:style-name="P6"><text:span text:style-name="T3"><text:s text:c="2"/>CC <text:s text:c="6"/>test-float.o</text:span></text:p>
      <text:p text:style-name="P6"><text:span text:style-name="T3"><text:s text:c="2"/>CCLD <text:s text:c="4"/>test-float</text:span></text:p>
      <text:p text:style-name="P6"><text:span text:style-name="T3"><text:s text:c="2"/>CC <text:s text:c="6"/>test-fnmatch.o</text:span></text:p>
      <text:p text:style-name="P6"><text:span text:style-name="T3"><text:s text:c="2"/>CCLD <text:s text:c="4"/>test-fnmatch</text:span></text:p>
      <text:p text:style-name="P6"><text:span text:style-name="T3"><text:s text:c="2"/>CC <text:s text:c="6"/>test-fpending.o</text:span></text:p>
      <text:p text:style-name="P6"><text:span text:style-name="T3"><text:s text:c="2"/>CCLD <text:s text:c="4"/>test-fpending</text:span></text:p>
      <text:p text:style-name="P6"><text:span text:style-name="T3"><text:s text:c="2"/>CC <text:s text:c="6"/>test-fputc.o</text:span></text:p>
      <text:p text:style-name="P6"><text:span text:style-name="T3"><text:s text:c="2"/>CCLD <text:s text:c="4"/>test-fputc</text:span></text:p>
      <text:p text:style-name="P6"><text:span text:style-name="T3"><text:s text:c="2"/>CC <text:s text:c="6"/>test-fread.o</text:span></text:p>
      <text:p text:style-name="P6"><text:span text:style-name="T3"><text:s text:c="2"/>CCLD <text:s text:c="4"/>test-fread</text:span></text:p>
      <text:p text:style-name="P6"><text:span text:style-name="T3"><text:s text:c="2"/>CC <text:s text:c="6"/>test-fstat.o</text:span></text:p>
      <text:p text:style-name="P6"><text:soft-page-break/><text:span text:style-name="T3"><text:s text:c="2"/>CCLD <text:s text:c="4"/>test-fstat</text:span></text:p>
      <text:p text:style-name="P6"><text:span text:style-name="T3"><text:s text:c="2"/>CC <text:s text:c="6"/>test-fstatat.o</text:span></text:p>
      <text:p text:style-name="P6"><text:span text:style-name="T3"><text:s text:c="2"/>CCLD <text:s text:c="4"/>test-fstatat</text:span></text:p>
      <text:p text:style-name="P6"><text:span text:style-name="T3"><text:s text:c="2"/>CC <text:s text:c="6"/>test-fwrite.o</text:span></text:p>
      <text:p text:style-name="P6"><text:span text:style-name="T3"><text:s text:c="2"/>CCLD <text:s text:c="4"/>test-fwrite</text:span></text:p>
      <text:p text:style-name="P6"><text:span text:style-name="T3"><text:s text:c="2"/>CC <text:s text:c="6"/>test-getcwd-lgpl.o</text:span></text:p>
      <text:p text:style-name="P6"><text:span text:style-name="T3"><text:s text:c="2"/>CCLD <text:s text:c="4"/>test-getcwd-lgpl</text:span></text:p>
      <text:p text:style-name="P6"><text:span text:style-name="T3"><text:s text:c="2"/>CC <text:s text:c="6"/>test-getdtablesize.o</text:span></text:p>
      <text:p text:style-name="P6"><text:span text:style-name="T3"><text:s text:c="2"/>CCLD <text:s text:c="4"/>test-getdtablesize</text:span></text:p>
      <text:p text:style-name="P6"><text:span text:style-name="T3"><text:s text:c="2"/>CC <text:s text:c="6"/>test-getopt.o</text:span></text:p>
      <text:p text:style-name="P6"><text:span text:style-name="T3"><text:s text:c="2"/>CCLD <text:s text:c="4"/>test-getopt</text:span></text:p>
      <text:p text:style-name="P6"><text:span text:style-name="T3"><text:s text:c="2"/>CC <text:s text:c="6"/>test-gettimeofday.o</text:span></text:p>
      <text:p text:style-name="P6"><text:span text:style-name="T3"><text:s text:c="2"/>CCLD <text:s text:c="4"/>test-gettimeofday</text:span></text:p>
      <text:p text:style-name="P6"><text:span text:style-name="T3"><text:s text:c="2"/>CC <text:s text:c="6"/>test-hash.o</text:span></text:p>
      <text:p text:style-name="P6"><text:span text:style-name="T3"><text:s text:c="2"/>CCLD <text:s text:c="4"/>test-hash</text:span></text:p>
      <text:p text:style-name="P6"><text:span text:style-name="T3"><text:s text:c="2"/>CC <text:s text:c="6"/>test-i-ring.o</text:span></text:p>
      <text:p text:style-name="P6"><text:span text:style-name="T3"><text:s text:c="2"/>CCLD <text:s text:c="4"/>test-i-ring</text:span></text:p>
      <text:p text:style-name="P6"><text:span text:style-name="T3"><text:s text:c="2"/>CC <text:s text:c="6"/>test-iconv-h.o</text:span></text:p>
      <text:p text:style-name="P6"><text:span text:style-name="T3"><text:s text:c="2"/>CCLD <text:s text:c="4"/>test-iconv-h</text:span></text:p>
      <text:p text:style-name="P6"><text:span text:style-name="T3"><text:s text:c="2"/>CC <text:s text:c="6"/>test-iconv.o</text:span></text:p>
      <text:p text:style-name="P6"><text:span text:style-name="T3"><text:s text:c="2"/>CCLD <text:s text:c="4"/>test-iconv</text:span></text:p>
      <text:p text:style-name="P6"><text:span text:style-name="T3"><text:s text:c="2"/>CC <text:s text:c="6"/>test-ignore-value.o</text:span></text:p>
      <text:p text:style-name="P6"><text:span text:style-name="T3"><text:s text:c="2"/>CCLD <text:s text:c="4"/>test-ignore-value</text:span></text:p>
      <text:p text:style-name="P6"><text:span text:style-name="T3"><text:s text:c="2"/>CC <text:s text:c="6"/>test-intprops.o</text:span></text:p>
      <text:p text:style-name="P6"><text:span text:style-name="T3"><text:s text:c="2"/>CCLD <text:s text:c="4"/>test-intprops</text:span></text:p>
      <text:p text:style-name="P6"><text:span text:style-name="T3"><text:s text:c="2"/>CC <text:s text:c="6"/>test-inttostr.o</text:span></text:p>
      <text:p text:style-name="P6"><text:span text:style-name="T3"><text:s text:c="2"/>CCLD <text:s text:c="4"/>test-inttostr</text:span></text:p>
      <text:p text:style-name="P6"><text:span text:style-name="T3"><text:s text:c="2"/>CC <text:s text:c="6"/>test-inttypes.o</text:span></text:p>
      <text:p text:style-name="P6"><text:span text:style-name="T3"><text:s text:c="2"/>CCLD <text:s text:c="4"/>test-inttypes</text:span></text:p>
      <text:p text:style-name="P6"><text:span text:style-name="T3"><text:s text:c="2"/>CC <text:s text:c="6"/>test-isatty.o</text:span></text:p>
      <text:p text:style-name="P6"><text:span text:style-name="T3"><text:s text:c="2"/>CCLD <text:s text:c="4"/>test-isatty</text:span></text:p>
      <text:p text:style-name="P6"><text:span text:style-name="T3"><text:s text:c="2"/>CC <text:s text:c="6"/>test-isblank.o</text:span></text:p>
      <text:p text:style-name="P6"><text:span text:style-name="T3"><text:s text:c="2"/>CCLD <text:s text:c="4"/>test-isblank</text:span></text:p>
      <text:p text:style-name="P6"><text:span text:style-name="T3"><text:s text:c="2"/>CC <text:s text:c="6"/>test-iswblank.o</text:span></text:p>
      <text:p text:style-name="P6"><text:span text:style-name="T3"><text:s text:c="2"/>CCLD <text:s text:c="4"/>test-iswblank</text:span></text:p>
      <text:p text:style-name="P6"><text:span text:style-name="T3"><text:s text:c="2"/>CC <text:s text:c="6"/>test-langinfo.o</text:span></text:p>
      <text:p text:style-name="P6"><text:span text:style-name="T3"><text:s text:c="2"/>CCLD <text:s text:c="4"/>test-langinfo</text:span></text:p>
      <text:p text:style-name="P6"><text:span text:style-name="T3"><text:s text:c="2"/>CC <text:s text:c="6"/>test-locale.o</text:span></text:p>
      <text:p text:style-name="P6"><text:span text:style-name="T3"><text:s text:c="2"/>CCLD <text:s text:c="4"/>test-locale</text:span></text:p>
      <text:p text:style-name="P6"><text:span text:style-name="T3"><text:s text:c="2"/>CC <text:s text:c="6"/>test-localeconv.o</text:span></text:p>
      <text:p text:style-name="P6"><text:span text:style-name="T3"><text:s text:c="2"/>CCLD <text:s text:c="4"/>test-localeconv</text:span></text:p>
      <text:p text:style-name="P6"><text:span text:style-name="T3"><text:s text:c="2"/>CC <text:s text:c="6"/>test-localename.o</text:span></text:p>
      <text:p text:style-name="P6"><text:span text:style-name="T3"><text:s text:c="2"/>CCLD <text:s text:c="4"/>test-localename</text:span></text:p>
      <text:p text:style-name="P6"><text:span text:style-name="T3"><text:s text:c="2"/>CC <text:s text:c="6"/>test-lseek.o</text:span></text:p>
      <text:p text:style-name="P6"><text:span text:style-name="T3"><text:s text:c="2"/>CCLD <text:s text:c="4"/>test-lseek</text:span></text:p>
      <text:p text:style-name="P6"><text:span text:style-name="T3"><text:s text:c="2"/>CC <text:s text:c="6"/>test-lstat.o</text:span></text:p>
      <text:p text:style-name="P6"><text:span text:style-name="T3"><text:s text:c="2"/>CCLD <text:s text:c="4"/>test-lstat</text:span></text:p>
      <text:p text:style-name="P6"><text:span text:style-name="T3"><text:s text:c="2"/>CC <text:s text:c="6"/>test-malloc-gnu.o</text:span></text:p>
      <text:p text:style-name="P6"><text:span text:style-name="T3"><text:s text:c="2"/>CCLD <text:s text:c="4"/>test-malloc-gnu</text:span></text:p>
      <text:p text:style-name="P6"><text:span text:style-name="T3"><text:s text:c="2"/>CC <text:s text:c="6"/>test-malloca.o</text:span></text:p>
      <text:p text:style-name="P6"><text:span text:style-name="T3"><text:s text:c="2"/>CCLD <text:s text:c="4"/>test-malloca</text:span></text:p>
      <text:p text:style-name="P6"><text:span text:style-name="T3"><text:s text:c="2"/>CC <text:s text:c="6"/>test-mbscasecmp.o</text:span></text:p>
      <text:p text:style-name="P6"><text:soft-page-break/><text:span text:style-name="T3"><text:s text:c="2"/>CCLD <text:s text:c="4"/>test-mbscasecmp</text:span></text:p>
      <text:p text:style-name="P6"><text:span text:style-name="T3"><text:s text:c="2"/>CC <text:s text:c="6"/>test-mbsinit.o</text:span></text:p>
      <text:p text:style-name="P6"><text:span text:style-name="T3"><text:s text:c="2"/>CCLD <text:s text:c="4"/>test-mbsinit</text:span></text:p>
      <text:p text:style-name="P6"><text:span text:style-name="T3"><text:s text:c="2"/>CC <text:s text:c="6"/>test-mbsrtowcs.o</text:span></text:p>
      <text:p text:style-name="P6"><text:span text:style-name="T3"><text:s text:c="2"/>CCLD <text:s text:c="4"/>test-mbsrtowcs</text:span></text:p>
      <text:p text:style-name="P6"><text:span text:style-name="T3"><text:s text:c="2"/>CC <text:s text:c="6"/>test-mbsstr1.o</text:span></text:p>
      <text:p text:style-name="P6"><text:span text:style-name="T3"><text:s text:c="2"/>CCLD <text:s text:c="4"/>test-mbsstr1</text:span></text:p>
      <text:p text:style-name="P6"><text:span text:style-name="T3"><text:s text:c="2"/>CC <text:s text:c="6"/>test-mbsstr2.o</text:span></text:p>
      <text:p text:style-name="P6"><text:span text:style-name="T3"><text:s text:c="2"/>CCLD <text:s text:c="4"/>test-mbsstr2</text:span></text:p>
      <text:p text:style-name="P6"><text:span text:style-name="T3"><text:s text:c="2"/>CC <text:s text:c="6"/>test-mbsstr3.o</text:span></text:p>
      <text:p text:style-name="P6"><text:span text:style-name="T3"><text:s text:c="2"/>CCLD <text:s text:c="4"/>test-mbsstr3</text:span></text:p>
      <text:p text:style-name="P6"><text:span text:style-name="T3"><text:s text:c="2"/>CC <text:s text:c="6"/>test-memchr.o</text:span></text:p>
      <text:p text:style-name="P6"><text:span text:style-name="T3"><text:s text:c="2"/>CCLD <text:s text:c="4"/>test-memchr</text:span></text:p>
      <text:p text:style-name="P6"><text:span text:style-name="T3"><text:s text:c="2"/>CC <text:s text:c="6"/>test-memchr2.o</text:span></text:p>
      <text:p text:style-name="P6"><text:span text:style-name="T3"><text:s text:c="2"/>CCLD <text:s text:c="4"/>test-memchr2</text:span></text:p>
      <text:p text:style-name="P6"><text:span text:style-name="T3"><text:s text:c="2"/>CC <text:s text:c="6"/>test-memrchr.o</text:span></text:p>
      <text:p text:style-name="P6"><text:span text:style-name="T3"><text:s text:c="2"/>CCLD <text:s text:c="4"/>test-memrchr</text:span></text:p>
      <text:p text:style-name="P6"><text:span text:style-name="T3"><text:s text:c="2"/>CC <text:s text:c="6"/>test-nl_langinfo.o</text:span></text:p>
      <text:p text:style-name="P6"><text:span text:style-name="T3"><text:s text:c="2"/>CCLD <text:s text:c="4"/>test-nl_langinfo</text:span></text:p>
      <text:p text:style-name="P6"><text:span text:style-name="T3"><text:s text:c="2"/>CC <text:s text:c="6"/>test-open.o</text:span></text:p>
      <text:p text:style-name="P6"><text:span text:style-name="T3"><text:s text:c="2"/>CCLD <text:s text:c="4"/>test-open</text:span></text:p>
      <text:p text:style-name="P6"><text:span text:style-name="T3"><text:s text:c="2"/>CC <text:s text:c="6"/>test-openat-safer.o</text:span></text:p>
      <text:p text:style-name="P6"><text:span text:style-name="T3"><text:s text:c="2"/>CCLD <text:s text:c="4"/>test-openat-safer</text:span></text:p>
      <text:p text:style-name="P6"><text:span text:style-name="T3"><text:s text:c="2"/>CC <text:s text:c="6"/>test-openat.o</text:span></text:p>
      <text:p text:style-name="P6"><text:span text:style-name="T3"><text:s text:c="2"/>CCLD <text:s text:c="4"/>test-openat</text:span></text:p>
      <text:p text:style-name="P6"><text:span text:style-name="T3"><text:s text:c="2"/>CC <text:s text:c="6"/>test-pathmax.o</text:span></text:p>
      <text:p text:style-name="P6"><text:span text:style-name="T3"><text:s text:c="2"/>CCLD <text:s text:c="4"/>test-pathmax</text:span></text:p>
      <text:p text:style-name="P6"><text:span text:style-name="T3"><text:s text:c="2"/>CC <text:s text:c="6"/>test-pipe.o</text:span></text:p>
      <text:p text:style-name="P6"><text:span text:style-name="T3"><text:s text:c="2"/>CCLD <text:s text:c="4"/>test-pipe</text:span></text:p>
      <text:p text:style-name="P6"><text:span text:style-name="T3"><text:s text:c="2"/>CC <text:s text:c="6"/>test-quotearg-simple.o</text:span></text:p>
      <text:p text:style-name="P6"><text:span text:style-name="T3"><text:s text:c="2"/>CCLD <text:s text:c="4"/>test-quotearg-simple</text:span></text:p>
      <text:p text:style-name="P6"><text:span text:style-name="T3"><text:s text:c="2"/>CC <text:s text:c="6"/>test-read.o</text:span></text:p>
      <text:p text:style-name="P6"><text:span text:style-name="T3"><text:s text:c="2"/>CCLD <text:s text:c="4"/>test-read</text:span></text:p>
      <text:p text:style-name="P6"><text:span text:style-name="T3"><text:s text:c="2"/>CC <text:s text:c="6"/>test-realloc-gnu.o</text:span></text:p>
      <text:p text:style-name="P6"><text:span text:style-name="T3"><text:s text:c="2"/>CCLD <text:s text:c="4"/>test-realloc-gnu</text:span></text:p>
      <text:p text:style-name="P6"><text:span text:style-name="T3"><text:s text:c="2"/>CC <text:s text:c="6"/>test-regex.o</text:span></text:p>
      <text:p text:style-name="P6"><text:span text:style-name="T3"><text:s text:c="2"/>CCLD <text:s text:c="4"/>test-regex</text:span></text:p>
      <text:p text:style-name="P6"><text:span text:style-name="T3"><text:s text:c="2"/>CC <text:s text:c="6"/>test-setenv.o</text:span></text:p>
      <text:p text:style-name="P6"><text:span text:style-name="T3"><text:s text:c="2"/>CCLD <text:s text:c="4"/>test-setenv</text:span></text:p>
      <text:p text:style-name="P6"><text:span text:style-name="T3"><text:s text:c="2"/>CC <text:s text:c="6"/>test-setlocale1.o</text:span></text:p>
      <text:p text:style-name="P6"><text:span text:style-name="T3"><text:s text:c="2"/>CCLD <text:s text:c="4"/>test-setlocale1</text:span></text:p>
      <text:p text:style-name="P6"><text:span text:style-name="T3"><text:s text:c="2"/>CC <text:s text:c="6"/>test-setlocale2.o</text:span></text:p>
      <text:p text:style-name="P6"><text:span text:style-name="T3"><text:s text:c="2"/>CCLD <text:s text:c="4"/>test-setlocale2</text:span></text:p>
      <text:p text:style-name="P6"><text:span text:style-name="T3"><text:s text:c="2"/>CC <text:s text:c="6"/>test-snprintf.o</text:span></text:p>
      <text:p text:style-name="P6"><text:span text:style-name="T3"><text:s text:c="2"/>CCLD <text:s text:c="4"/>test-snprintf</text:span></text:p>
      <text:p text:style-name="P6"><text:span text:style-name="T3"><text:s text:c="2"/>CC <text:s text:c="6"/>test-stat.o</text:span></text:p>
      <text:p text:style-name="P6"><text:span text:style-name="T3"><text:s text:c="2"/>CCLD <text:s text:c="4"/>test-stat</text:span></text:p>
      <text:p text:style-name="P6"><text:span text:style-name="T3"><text:s text:c="2"/>CC <text:s text:c="6"/>test-stdalign.o</text:span></text:p>
      <text:p text:style-name="P6"><text:span text:style-name="T3"><text:s text:c="2"/>CCLD <text:s text:c="4"/>test-stdalign</text:span></text:p>
      <text:p text:style-name="P6"><text:span text:style-name="T3"><text:s text:c="2"/>CC <text:s text:c="6"/>test-stdbool.o</text:span></text:p>
      <text:p text:style-name="P6"><text:span text:style-name="T3"><text:s text:c="2"/>CCLD <text:s text:c="4"/>test-stdbool</text:span></text:p>
      <text:p text:style-name="P6"><text:span text:style-name="T3"><text:s text:c="2"/>CC <text:s text:c="6"/>test-stddef.o</text:span></text:p>
      <text:p text:style-name="P6"><text:soft-page-break/><text:span text:style-name="T3"><text:s text:c="2"/>CCLD <text:s text:c="4"/>test-stddef</text:span></text:p>
      <text:p text:style-name="P6"><text:span text:style-name="T3"><text:s text:c="2"/>CC <text:s text:c="6"/>test-stdint.o</text:span></text:p>
      <text:p text:style-name="P6"><text:span text:style-name="T3"><text:s text:c="2"/>CCLD <text:s text:c="4"/>test-stdint</text:span></text:p>
      <text:p text:style-name="P6"><text:span text:style-name="T3"><text:s text:c="2"/>CC <text:s text:c="6"/>test-stdio.o</text:span></text:p>
      <text:p text:style-name="P6"><text:span text:style-name="T3"><text:s text:c="2"/>CCLD <text:s text:c="4"/>test-stdio</text:span></text:p>
      <text:p text:style-name="P6"><text:span text:style-name="T3"><text:s text:c="2"/>CC <text:s text:c="6"/>test-stdlib.o</text:span></text:p>
      <text:p text:style-name="P6"><text:span text:style-name="T3"><text:s text:c="2"/>CCLD <text:s text:c="4"/>test-stdlib</text:span></text:p>
      <text:p text:style-name="P6"><text:span text:style-name="T3"><text:s text:c="2"/>CC <text:s text:c="6"/>test-strerror.o</text:span></text:p>
      <text:p text:style-name="P6"><text:span text:style-name="T3"><text:s text:c="2"/>CCLD <text:s text:c="4"/>test-strerror</text:span></text:p>
      <text:p text:style-name="P6"><text:span text:style-name="T3"><text:s text:c="2"/>CC <text:s text:c="6"/>test-striconv.o</text:span></text:p>
      <text:p text:style-name="P6"><text:span text:style-name="T3"><text:s text:c="2"/>CCLD <text:s text:c="4"/>test-striconv</text:span></text:p>
      <text:p text:style-name="P6"><text:span text:style-name="T3"><text:s text:c="2"/>CC <text:s text:c="6"/>test-string.o</text:span></text:p>
      <text:p text:style-name="P6"><text:span text:style-name="T3"><text:s text:c="2"/>CCLD <text:s text:c="4"/>test-string</text:span></text:p>
      <text:p text:style-name="P6"><text:span text:style-name="T3"><text:s text:c="2"/>CC <text:s text:c="6"/>test-strnlen.o</text:span></text:p>
      <text:p text:style-name="P6"><text:span text:style-name="T3"><text:s text:c="2"/>CCLD <text:s text:c="4"/>test-strnlen</text:span></text:p>
      <text:p text:style-name="P6"><text:span text:style-name="T3"><text:s text:c="2"/>CC <text:s text:c="6"/>test-strstr.o</text:span></text:p>
      <text:p text:style-name="P6"><text:span text:style-name="T3"><text:s text:c="2"/>CCLD <text:s text:c="4"/>test-strstr</text:span></text:p>
      <text:p text:style-name="P6"><text:span text:style-name="T3"><text:s text:c="2"/>CC <text:s text:c="6"/>test-strtoimax.o</text:span></text:p>
      <text:p text:style-name="P6"><text:span text:style-name="T3"><text:s text:c="2"/>CCLD <text:s text:c="4"/>test-strtoimax</text:span></text:p>
      <text:p text:style-name="P6"><text:span text:style-name="T3"><text:s text:c="2"/>CC <text:s text:c="6"/>test-strtoll.o</text:span></text:p>
      <text:p text:style-name="P6"><text:span text:style-name="T3"><text:s text:c="2"/>CCLD <text:s text:c="4"/>test-strtoll</text:span></text:p>
      <text:p text:style-name="P6"><text:span text:style-name="T3"><text:s text:c="2"/>CC <text:s text:c="6"/>test-strtoull.o</text:span></text:p>
      <text:p text:style-name="P6"><text:span text:style-name="T3"><text:s text:c="2"/>CCLD <text:s text:c="4"/>test-strtoull</text:span></text:p>
      <text:p text:style-name="P6"><text:span text:style-name="T3"><text:s text:c="2"/>CC <text:s text:c="6"/>test-strtoumax.o</text:span></text:p>
      <text:p text:style-name="P6"><text:span text:style-name="T3"><text:s text:c="2"/>CCLD <text:s text:c="4"/>test-strtoumax</text:span></text:p>
      <text:p text:style-name="P6"><text:span text:style-name="T3"><text:s text:c="2"/>CC <text:s text:c="6"/>test-symlink.o</text:span></text:p>
      <text:p text:style-name="P6"><text:span text:style-name="T3"><text:s text:c="2"/>CCLD <text:s text:c="4"/>test-symlink</text:span></text:p>
      <text:p text:style-name="P6"><text:span text:style-name="T3"><text:s text:c="2"/>CC <text:s text:c="6"/>test-sys_stat.o</text:span></text:p>
      <text:p text:style-name="P6"><text:span text:style-name="T3"><text:s text:c="2"/>CCLD <text:s text:c="4"/>test-sys_stat</text:span></text:p>
      <text:p text:style-name="P6"><text:span text:style-name="T3"><text:s text:c="2"/>CC <text:s text:c="6"/>test-sys_time.o</text:span></text:p>
      <text:p text:style-name="P6"><text:span text:style-name="T3"><text:s text:c="2"/>CCLD <text:s text:c="4"/>test-sys_time</text:span></text:p>
      <text:p text:style-name="P6"><text:span text:style-name="T3"><text:s text:c="2"/>CC <text:s text:c="6"/>test-sys_types.o</text:span></text:p>
      <text:p text:style-name="P6"><text:span text:style-name="T3"><text:s text:c="2"/>CCLD <text:s text:c="4"/>test-sys_types</text:span></text:p>
      <text:p text:style-name="P6"><text:span text:style-name="T3"><text:s text:c="2"/>CC <text:s text:c="6"/>test-time.o</text:span></text:p>
      <text:p text:style-name="P6"><text:span text:style-name="T3"><text:s text:c="2"/>CCLD <text:s text:c="4"/>test-time</text:span></text:p>
      <text:p text:style-name="P6"><text:span text:style-name="T3"><text:s text:c="2"/>CC <text:s text:c="6"/>test-dup-safer.o</text:span></text:p>
      <text:p text:style-name="P6"><text:span text:style-name="T3"><text:s text:c="2"/>CCLD <text:s text:c="4"/>test-dup-safer</text:span></text:p>
      <text:p text:style-name="P6"><text:span text:style-name="T3"><text:s text:c="2"/>CC <text:s text:c="6"/>test-unistd.o</text:span></text:p>
      <text:p text:style-name="P6"><text:span text:style-name="T3"><text:s text:c="2"/>CCLD <text:s text:c="4"/>test-unistd</text:span></text:p>
      <text:p text:style-name="P6"><text:span text:style-name="T3"><text:s text:c="2"/>CC <text:s text:c="6"/>unistr/test-u8-mbtoucr.o</text:span></text:p>
      <text:p text:style-name="P6"><text:span text:style-name="T3"><text:s text:c="2"/>CCLD <text:s text:c="4"/>test-u8-mbtoucr</text:span></text:p>
      <text:p text:style-name="P6"><text:span text:style-name="T3"><text:s text:c="2"/>CC <text:s text:c="6"/>unistr/test-u8-uctomb.o</text:span></text:p>
      <text:p text:style-name="P6"><text:span text:style-name="T3"><text:s text:c="2"/>CCLD <text:s text:c="4"/>test-u8-uctomb</text:span></text:p>
      <text:p text:style-name="P6"><text:span text:style-name="T3"><text:s text:c="2"/>CC <text:s text:c="6"/>uniwidth/test-uc_width.o</text:span></text:p>
      <text:p text:style-name="P6"><text:span text:style-name="T3"><text:s text:c="2"/>CCLD <text:s text:c="4"/>test-uc_width</text:span></text:p>
      <text:p text:style-name="P6"><text:span text:style-name="T3"><text:s text:c="2"/>CC <text:s text:c="6"/>uniwidth/test-uc_width2.o</text:span></text:p>
      <text:p text:style-name="P6"><text:span text:style-name="T3"><text:s text:c="2"/>CCLD <text:s text:c="4"/>test-uc_width2</text:span></text:p>
      <text:p text:style-name="P6"><text:span text:style-name="T3"><text:s text:c="2"/>CC <text:s text:c="6"/>test-unsetenv.o</text:span></text:p>
      <text:p text:style-name="P6"><text:span text:style-name="T3"><text:s text:c="2"/>CCLD <text:s text:c="4"/>test-unsetenv</text:span></text:p>
      <text:p text:style-name="P6"><text:span text:style-name="T3"><text:s text:c="2"/>CC <text:s text:c="6"/>test-vasnprintf.o</text:span></text:p>
      <text:p text:style-name="P6"><text:span text:style-name="T3"><text:s text:c="2"/>CCLD <text:s text:c="4"/>test-vasnprintf</text:span></text:p>
      <text:p text:style-name="P6"><text:span text:style-name="T3"><text:s text:c="2"/>CC <text:s text:c="6"/>test-verify.o</text:span></text:p>
      <text:p text:style-name="P6"><text:soft-page-break/><text:span text:style-name="T3"><text:s text:c="2"/>CCLD <text:s text:c="4"/>test-verify</text:span></text:p>
      <text:p text:style-name="P6"><text:span text:style-name="T3"><text:s text:c="2"/>CC <text:s text:c="6"/>test-version-etc.o</text:span></text:p>
      <text:p text:style-name="P6"><text:span text:style-name="T3"><text:s text:c="2"/>CCLD <text:s text:c="4"/>test-version-etc</text:span></text:p>
      <text:p text:style-name="P6"><text:span text:style-name="T3"><text:s text:c="2"/>CC <text:s text:c="6"/>test-wchar.o</text:span></text:p>
      <text:p text:style-name="P6"><text:span text:style-name="T3"><text:s text:c="2"/>CCLD <text:s text:c="4"/>test-wchar</text:span></text:p>
      <text:p text:style-name="P6"><text:span text:style-name="T3"><text:s text:c="2"/>CC <text:s text:c="6"/>test-wcrtomb.o</text:span></text:p>
      <text:p text:style-name="P6"><text:span text:style-name="T3"><text:s text:c="2"/>CCLD <text:s text:c="4"/>test-wcrtomb</text:span></text:p>
      <text:p text:style-name="P6"><text:span text:style-name="T3"><text:s text:c="2"/>CC <text:s text:c="6"/>test-wcrtomb-w32.o</text:span></text:p>
      <text:p text:style-name="P6"><text:span text:style-name="T3"><text:s text:c="2"/>CCLD <text:s text:c="4"/>test-wcrtomb-w32</text:span></text:p>
      <text:p text:style-name="P6"><text:span text:style-name="T3"><text:s text:c="2"/>CC <text:s text:c="6"/>test-wctype-h.o</text:span></text:p>
      <text:p text:style-name="P6"><text:span text:style-name="T3"><text:s text:c="2"/>CCLD <text:s text:c="4"/>test-wctype-h</text:span></text:p>
      <text:p text:style-name="P6"><text:span text:style-name="T3"><text:s text:c="2"/>CC <text:s text:c="6"/>test-wcwidth.o</text:span></text:p>
      <text:p text:style-name="P6"><text:span text:style-name="T3"><text:s text:c="2"/>CCLD <text:s text:c="4"/>test-wcwidth</text:span></text:p>
      <text:p text:style-name="P6"><text:span text:style-name="T3"><text:s text:c="2"/>CC <text:s text:c="6"/>test-xalloc-die.o</text:span></text:p>
      <text:p text:style-name="P6"><text:span text:style-name="T3"><text:s text:c="2"/>CCLD <text:s text:c="4"/>test-xalloc-die</text:span></text:p>
      <text:p text:style-name="P6"><text:span text:style-name="T3"><text:s text:c="2"/>CC <text:s text:c="6"/>test-xstrtoimax.o</text:span></text:p>
      <text:p text:style-name="P6"><text:span text:style-name="T3"><text:s text:c="2"/>CCLD <text:s text:c="4"/>test-xstrtoimax</text:span></text:p>
      <text:p text:style-name="P6"><text:span text:style-name="T3"><text:s text:c="2"/>CC <text:s text:c="6"/>test-xstrtol.o</text:span></text:p>
      <text:p text:style-name="P6"><text:span text:style-name="T3"><text:s text:c="2"/>CCLD <text:s text:c="4"/>test-xstrtol</text:span></text:p>
      <text:p text:style-name="P6"><text:span text:style-name="T3"><text:s text:c="2"/>CC <text:s text:c="6"/>test-xstrtoul.o</text:span></text:p>
      <text:p text:style-name="P6"><text:span text:style-name="T3"><text:s text:c="2"/>CCLD <text:s text:c="4"/>test-xstrtoul</text:span></text:p>
      <text:p text:style-name="P6"><text:span text:style-name="T3">make[4]: Leaving directory '/home/mahannee/packages/grep/grep-2.24/gnulib-tests'</text:span></text:p>
      <text:p text:style-name="P6"><text:span text:style-name="T3">make <text:s/>check-TESTS</text:span></text:p>
      <text:p text:style-name="P6"><text:span text:style-name="T3">make[4]: Entering directory '/home/mahannee/packages/grep/grep-2.24/gnulib-tests'</text:span></text:p>
      <text:p text:style-name="P6"><text:span text:style-name="T3">make[5]: Entering directory '/home/mahannee/packages/grep/grep-2.24/gnulib-tests'</text:span></text:p>
      <text:p text:style-name="P6"><text:span text:style-name="T3">PASS: test-alignof</text:span></text:p>
      <text:p text:style-name="P6"><text:span text:style-name="T3">PASS: test-alloca-opt</text:span></text:p>
      <text:p text:style-name="P6"><text:span text:style-name="T3">PASS: test-argmatch</text:span></text:p>
      <text:p text:style-name="P6"><text:span text:style-name="T3">PASS: test-binary-io.sh</text:span></text:p>
      <text:p text:style-name="P6"><text:span text:style-name="T3">PASS: test-bitrotate</text:span></text:p>
      <text:p text:style-name="P6"><text:span text:style-name="T3">SKIP: test-btowc1.sh</text:span></text:p>
      <text:p text:style-name="P6"><text:span text:style-name="T3">SKIP: test-btowc2.sh</text:span></text:p>
      <text:p text:style-name="P6"><text:span text:style-name="T3">PASS: test-c-ctype</text:span></text:p>
      <text:p text:style-name="P6"><text:span text:style-name="T3">PASS: test-c-strcase.sh</text:span></text:p>
      <text:p text:style-name="P6"><text:span text:style-name="T3">PASS: test-chdir</text:span></text:p>
      <text:p text:style-name="P6"><text:span text:style-name="T3">PASS: test-cloexec</text:span></text:p>
      <text:p text:style-name="P6"><text:span text:style-name="T3">PASS: test-close</text:span></text:p>
      <text:p text:style-name="P6"><text:span text:style-name="T3">PASS: test-ctype</text:span></text:p>
      <text:p text:style-name="P6"><text:span text:style-name="T3">PASS: test-dirent-safer</text:span></text:p>
      <text:p text:style-name="P6"><text:span text:style-name="T3">PASS: test-dirent</text:span></text:p>
      <text:p text:style-name="P6"><text:span text:style-name="T3">PASS: test-dup</text:span></text:p>
      <text:p text:style-name="P6"><text:span text:style-name="T3">PASS: test-dup2</text:span></text:p>
      <text:p text:style-name="P6"><text:span text:style-name="T3">PASS: test-environ</text:span></text:p>
      <text:p text:style-name="P6"><text:span text:style-name="T3">PASS: test-errno</text:span></text:p>
      <text:p text:style-name="P6"><text:span text:style-name="T3">PASS: test-exclude1.sh</text:span></text:p>
      <text:p text:style-name="P6"><text:span text:style-name="T3">PASS: test-exclude2.sh</text:span></text:p>
      <text:p text:style-name="P6"><text:span text:style-name="T3">PASS: test-exclude3.sh</text:span></text:p>
      <text:p text:style-name="P6"><text:span text:style-name="T3">PASS: test-exclude4.sh</text:span></text:p>
      <text:p text:style-name="P6"><text:span text:style-name="T3">PASS: test-exclude5.sh</text:span></text:p>
      <text:p text:style-name="P6"><text:span text:style-name="T3">PASS: test-exclude6.sh</text:span></text:p>
      <text:p text:style-name="P6"><text:span text:style-name="T3">PASS: test-exclude7.sh</text:span></text:p>
      <text:p text:style-name="P6"><text:span text:style-name="T3">PASS: test-exclude8.sh</text:span></text:p>
      <text:p text:style-name="P6"><text:soft-page-break/><text:span text:style-name="T3">PASS: test-fchdir</text:span></text:p>
      <text:p text:style-name="P6"><text:span text:style-name="T3">PASS: test-fcntl-h</text:span></text:p>
      <text:p text:style-name="P6"><text:span text:style-name="T3">PASS: test-fcntl-safer</text:span></text:p>
      <text:p text:style-name="P6"><text:span text:style-name="T3">PASS: test-fcntl</text:span></text:p>
      <text:p text:style-name="P6"><text:span text:style-name="T3">PASS: test-fdopen</text:span></text:p>
      <text:p text:style-name="P6"><text:span text:style-name="T3">PASS: test-fdopendir</text:span></text:p>
      <text:p text:style-name="P6"><text:span text:style-name="T3">PASS: test-fgetc</text:span></text:p>
      <text:p text:style-name="P6"><text:span text:style-name="T3">PASS: test-float</text:span></text:p>
      <text:p text:style-name="P6"><text:span text:style-name="T3">PASS: test-fnmatch</text:span></text:p>
      <text:p text:style-name="P6"><text:span text:style-name="T3">PASS: test-fpending.sh</text:span></text:p>
      <text:p text:style-name="P6"><text:span text:style-name="T3">PASS: test-fputc</text:span></text:p>
      <text:p text:style-name="P6"><text:span text:style-name="T3">PASS: test-fread</text:span></text:p>
      <text:p text:style-name="P6"><text:span text:style-name="T3">PASS: test-fstat</text:span></text:p>
      <text:p text:style-name="P6"><text:span text:style-name="T3">PASS: test-fstatat</text:span></text:p>
      <text:p text:style-name="P6"><text:span text:style-name="T3">PASS: test-fwrite</text:span></text:p>
      <text:p text:style-name="P6"><text:span text:style-name="T3">PASS: test-getcwd-lgpl</text:span></text:p>
      <text:p text:style-name="P6"><text:span text:style-name="T3">PASS: test-getdtablesize</text:span></text:p>
      <text:p text:style-name="P6"><text:span text:style-name="T3">PASS: test-getopt</text:span></text:p>
      <text:p text:style-name="P6"><text:span text:style-name="T3">PASS: test-gettimeofday</text:span></text:p>
      <text:p text:style-name="P6"><text:span text:style-name="T3">PASS: test-hash</text:span></text:p>
      <text:p text:style-name="P6"><text:span text:style-name="T3">PASS: test-i-ring</text:span></text:p>
      <text:p text:style-name="P6"><text:span text:style-name="T3">PASS: test-iconv-h</text:span></text:p>
      <text:p text:style-name="P6"><text:span text:style-name="T3">PASS: test-iconv</text:span></text:p>
      <text:p text:style-name="P6"><text:span text:style-name="T3">PASS: test-ignore-value</text:span></text:p>
      <text:p text:style-name="P6"><text:span text:style-name="T3">PASS: test-intprops</text:span></text:p>
      <text:p text:style-name="P6"><text:span text:style-name="T3">PASS: test-inttostr</text:span></text:p>
      <text:p text:style-name="P6"><text:span text:style-name="T3">PASS: test-inttypes</text:span></text:p>
      <text:p text:style-name="P6"><text:span text:style-name="T3">PASS: test-isatty</text:span></text:p>
      <text:p text:style-name="P6"><text:span text:style-name="T3">PASS: test-isblank</text:span></text:p>
      <text:p text:style-name="P6"><text:span text:style-name="T3">PASS: test-iswblank</text:span></text:p>
      <text:p text:style-name="P6"><text:span text:style-name="T3">PASS: test-langinfo</text:span></text:p>
      <text:p text:style-name="P6"><text:span text:style-name="T3">PASS: test-locale</text:span></text:p>
      <text:p text:style-name="P6"><text:span text:style-name="T3">PASS: test-localeconv</text:span></text:p>
      <text:p text:style-name="P6"><text:span text:style-name="T3">PASS: test-localename</text:span></text:p>
      <text:p text:style-name="P6"><text:span text:style-name="T3">PASS: test-lseek.sh</text:span></text:p>
      <text:p text:style-name="P6"><text:span text:style-name="T3">PASS: test-lstat</text:span></text:p>
      <text:p text:style-name="P6"><text:span text:style-name="T3">PASS: test-malloc-gnu</text:span></text:p>
      <text:p text:style-name="P6"><text:span text:style-name="T3">PASS: test-malloca</text:span></text:p>
      <text:p text:style-name="P6"><text:span text:style-name="T3">SKIP: test-mbscasecmp.sh</text:span></text:p>
      <text:p text:style-name="P6"><text:span text:style-name="T3">SKIP: test-mbsinit.sh</text:span></text:p>
      <text:p text:style-name="P6"><text:span text:style-name="T3">SKIP: test-mbsrtowcs1.sh</text:span></text:p>
      <text:p text:style-name="P6"><text:span text:style-name="T3">SKIP: test-mbsrtowcs2.sh</text:span></text:p>
      <text:p text:style-name="P6"><text:span text:style-name="T3">SKIP: test-mbsrtowcs3.sh</text:span></text:p>
      <text:p text:style-name="P6"><text:span text:style-name="T3">SKIP: test-mbsrtowcs4.sh</text:span></text:p>
      <text:p text:style-name="P6"><text:span text:style-name="T3">PASS: test-mbsstr1</text:span></text:p>
      <text:p text:style-name="P6"><text:span text:style-name="T3">SKIP: test-mbsstr2.sh</text:span></text:p>
      <text:p text:style-name="P6"><text:span text:style-name="T3">SKIP: test-mbsstr3.sh</text:span></text:p>
      <text:p text:style-name="P6"><text:span text:style-name="T3">PASS: test-memchr</text:span></text:p>
      <text:p text:style-name="P6"><text:span text:style-name="T3">PASS: test-memchr2</text:span></text:p>
      <text:p text:style-name="P6"><text:span text:style-name="T3">PASS: test-memrchr</text:span></text:p>
      <text:p text:style-name="P6"><text:span text:style-name="T3">PASS: test-nl_langinfo.sh</text:span></text:p>
      <text:p text:style-name="P6"><text:span text:style-name="T3">PASS: test-open</text:span></text:p>
      <text:p text:style-name="P6"><text:soft-page-break/><text:span text:style-name="T3">PASS: test-openat-safer</text:span></text:p>
      <text:p text:style-name="P6"><text:span text:style-name="T3">PASS: test-openat</text:span></text:p>
      <text:p text:style-name="P6"><text:span text:style-name="T3">PASS: test-pathmax</text:span></text:p>
      <text:p text:style-name="P6"><text:span text:style-name="T3">PASS: test-pipe</text:span></text:p>
      <text:p text:style-name="P6"><text:span text:style-name="T3">PASS: test-quotearg-simple</text:span></text:p>
      <text:p text:style-name="P6"><text:span text:style-name="T3">PASS: test-read</text:span></text:p>
      <text:p text:style-name="P6"><text:span text:style-name="T3">PASS: test-realloc-gnu</text:span></text:p>
      <text:p text:style-name="P6"><text:span text:style-name="T3">PASS: test-regex</text:span></text:p>
      <text:p text:style-name="P6"><text:span text:style-name="T3">PASS: test-setenv</text:span></text:p>
      <text:p text:style-name="P6"><text:span text:style-name="T3">SKIP: test-setlocale1.sh</text:span></text:p>
      <text:p text:style-name="P6"><text:span text:style-name="T3">PASS: test-setlocale2.sh</text:span></text:p>
      <text:p text:style-name="P6"><text:span text:style-name="T3">PASS: test-snprintf</text:span></text:p>
      <text:p text:style-name="P6"><text:span text:style-name="T3">PASS: test-stat</text:span></text:p>
      <text:p text:style-name="P6"><text:span text:style-name="T3">PASS: test-stdalign</text:span></text:p>
      <text:p text:style-name="P6"><text:span text:style-name="T3">PASS: test-stdbool</text:span></text:p>
      <text:p text:style-name="P6"><text:span text:style-name="T3">PASS: test-stddef</text:span></text:p>
      <text:p text:style-name="P6"><text:span text:style-name="T3">PASS: test-stdint</text:span></text:p>
      <text:p text:style-name="P6"><text:span text:style-name="T3">PASS: test-stdio</text:span></text:p>
      <text:p text:style-name="P6"><text:span text:style-name="T3">PASS: test-stdlib</text:span></text:p>
      <text:p text:style-name="P6"><text:span text:style-name="T3">PASS: test-strerror</text:span></text:p>
      <text:p text:style-name="P6"><text:span text:style-name="T3">PASS: test-striconv</text:span></text:p>
      <text:p text:style-name="P6"><text:span text:style-name="T3">PASS: test-string</text:span></text:p>
      <text:p text:style-name="P6"><text:span text:style-name="T3">PASS: test-strnlen</text:span></text:p>
      <text:p text:style-name="P6"><text:span text:style-name="T3">PASS: test-strstr</text:span></text:p>
      <text:p text:style-name="P6"><text:span text:style-name="T3">PASS: test-strtoimax</text:span></text:p>
      <text:p text:style-name="P6"><text:span text:style-name="T3">PASS: test-strtoll</text:span></text:p>
      <text:p text:style-name="P6"><text:span text:style-name="T3">PASS: test-strtoull</text:span></text:p>
      <text:p text:style-name="P6"><text:span text:style-name="T3">PASS: test-strtoumax</text:span></text:p>
      <text:p text:style-name="P6"><text:span text:style-name="T3">PASS: test-symlink</text:span></text:p>
      <text:p text:style-name="P6"><text:span text:style-name="T3">PASS: test-sys_stat</text:span></text:p>
      <text:p text:style-name="P6"><text:span text:style-name="T3">PASS: test-sys_time</text:span></text:p>
      <text:p text:style-name="P6"><text:span text:style-name="T3">PASS: test-sys_types</text:span></text:p>
      <text:p text:style-name="P6"><text:span text:style-name="T3">PASS: test-init.sh</text:span></text:p>
      <text:p text:style-name="P6"><text:span text:style-name="T3">PASS: test-time</text:span></text:p>
      <text:p text:style-name="P6"><text:span text:style-name="T3">PASS: test-dup-safer</text:span></text:p>
      <text:p text:style-name="P6"><text:span text:style-name="T3">PASS: test-unistd</text:span></text:p>
      <text:p text:style-name="P6"><text:span text:style-name="T3">PASS: test-u8-mbtoucr</text:span></text:p>
      <text:p text:style-name="P6"><text:span text:style-name="T3">PASS: test-u8-uctomb</text:span></text:p>
      <text:p text:style-name="P6"><text:span text:style-name="T3">PASS: test-uc_width</text:span></text:p>
      <text:p text:style-name="P6"><text:span text:style-name="T3">PASS: uniwidth/test-uc_width2.sh</text:span></text:p>
      <text:p text:style-name="P6"><text:span text:style-name="T3">PASS: test-unsetenv</text:span></text:p>
      <text:p text:style-name="P6"><text:span text:style-name="T3">PASS: test-vasnprintf</text:span></text:p>
      <text:p text:style-name="P6"><text:span text:style-name="T3">PASS: test-vc-list-files-git.sh</text:span></text:p>
      <text:p text:style-name="P6"><text:span text:style-name="T3">SKIP: test-vc-list-files-cvs.sh</text:span></text:p>
      <text:p text:style-name="P6"><text:span text:style-name="T3">PASS: test-verify</text:span></text:p>
      <text:p text:style-name="P6"><text:span text:style-name="T3">PASS: test-verify.sh</text:span></text:p>
      <text:p text:style-name="P6"><text:span text:style-name="T3">PASS: test-version-etc.sh</text:span></text:p>
      <text:p text:style-name="P6"><text:span text:style-name="T3">PASS: test-wchar</text:span></text:p>
      <text:p text:style-name="P6"><text:span text:style-name="T3">PASS: test-wcrtomb.sh</text:span></text:p>
      <text:p text:style-name="P6"><text:span text:style-name="T3">SKIP: test-wcrtomb-w32-1.sh</text:span></text:p>
      <text:p text:style-name="P6"><text:span text:style-name="T3">SKIP: test-wcrtomb-w32-2.sh</text:span></text:p>
      <text:p text:style-name="P6"><text:span text:style-name="T3">SKIP: test-wcrtomb-w32-3.sh</text:span></text:p>
      <text:p text:style-name="P6"><text:soft-page-break/><text:span text:style-name="T3">SKIP: test-wcrtomb-w32-4.sh</text:span></text:p>
      <text:p text:style-name="P6"><text:span text:style-name="T3">SKIP: test-wcrtomb-w32-5.sh</text:span></text:p>
      <text:p text:style-name="P6"><text:span text:style-name="T3">PASS: test-wctype-h</text:span></text:p>
      <text:p text:style-name="P6"><text:span text:style-name="T3">PASS: test-wcwidth</text:span></text:p>
      <text:p text:style-name="P6"><text:span text:style-name="T3">PASS: test-xalloc-die.sh</text:span></text:p>
      <text:p text:style-name="P6"><text:span text:style-name="T3">PASS: test-xstrtoimax.sh</text:span></text:p>
      <text:p text:style-name="P6"><text:span text:style-name="T3">PASS: test-xstrtol.sh</text:span></text:p>
      <text:p text:style-name="P6"><text:span text:style-name="T3">============================================================================</text:span></text:p>
      <text:p text:style-name="P9"><text:span text:style-name="T3">Testsuite summary for GNU grep 2.24</text:span></text:p>
      <text:p text:style-name="P9"><text:span text:style-name="T3">============================================================================</text:span></text:p>
      <text:p text:style-name="P9"><text:span text:style-name="T3"># TOTAL: 138</text:span></text:p>
      <text:p text:style-name="P9"><text:span text:style-name="T3"># PASS: <text:s/>121</text:span></text:p>
      <text:p text:style-name="P9"><text:span text:style-name="T3"># SKIP: <text:s/>17</text:span></text:p>
      <text:p text:style-name="P9"><text:span text:style-name="T3"># XFAIL: 0</text:span></text:p>
      <text:p text:style-name="P9"><text:span text:style-name="T3"># FAIL: <text:s/>0</text:span></text:p>
      <text:p text:style-name="P9"><text:span text:style-name="T3"># XPASS: 0</text:span></text:p>
      <text:p text:style-name="P9"><text:span text:style-name="T3"># ERROR: 0</text:span></text:p>
      <text:p text:style-name="P6"><text:span text:style-name="T6">=========</text:span><text:span text:style-name="T3">===================================================================</text:span></text:p>
      <text:p text:style-name="P6"><text:span text:style-name="T3">make[5]: Leaving directory '/home/mahannee/packages/grep/grep-2.24/gnulib-tests'</text:span></text:p>
      <text:p text:style-name="P6"><text:span text:style-name="T3">make[4]: Leaving directory '/home/mahannee/packages/grep/grep-2.24/gnulib-tests'</text:span></text:p>
      <text:p text:style-name="P6"><text:span text:style-name="T3">make[3]: Leaving directory '/home/mahannee/packages/grep/grep-2.24/gnulib-tests'</text:span></text:p>
      <text:p text:style-name="P6"><text:span text:style-name="T3">make[2]: Leaving directory '/home/mahannee/packages/grep/grep-2.24/gnulib-tests'</text:span></text:p>
      <text:p text:style-name="P6"><text:span text:style-name="T3">make[1]: Leaving directory '/home/mahannee/packages/grep/grep-2.24/gnulib-tests'</text:span></text:p>
      <text:p text:style-name="P6"><text:span text:style-name="T3">make[1]: Entering directory '/home/mahannee/packages/grep/grep-2.24'</text:span></text:p>
      <text:p text:style-name="P6"><text:span text:style-name="T3">make[1]: Leaving directory '/home/mahannee/packages/grep/grep-2.24'</text:span></text:p>
      <text:p text:style-name="P6"><text:span text:style-name="T3"><text:s text:c="2"/>GEN <text:s text:c="5"/>public-submodule-commit</text:span></text:p>
      <text:p text:style-name="P6"><text:span text:style-name="T3">mahannee@VTA076L:~/packages/grep/grep-2.24$ ls</text:span></text:p>
      <text:p text:style-name="P6"><text:span text:style-name="T3">ABOUT-NLS <text:s text:c="2"/>cfg.mk <text:s text:c="9"/>config.hin <text:s text:c="4"/>configure.ac <text:s text:c="5"/>dist-check.mk <text:s/>INSTALL <text:s text:c="2"/>Makefile <text:s text:c="4"/>po <text:s text:c="13"/>src <text:s text:c="6"/>thanks-gen</text:span></text:p>
      <text:p text:style-name="P6"><text:span text:style-name="T3">aclocal.m4 <text:s/>ChangeLog <text:s text:c="6"/>config.log <text:s text:c="4"/>configure.lineno <text:s/>doc <text:s text:c="11"/>lib <text:s text:c="6"/>Makefile.am <text:s/>README <text:s text:c="9"/>stamp-h1 <text:s/>THANKS.in</text:span></text:p>
      <text:p text:style-name="P6"><text:span text:style-name="T3">AUTHORS <text:s text:c="4"/>ChangeLog-2009 <text:s/>config.status <text:s/>COPYING <text:s text:c="10"/>gnulib-tests <text:s text:c="2"/>m4 <text:s text:c="7"/>Makefile.in <text:s/>README-alpha <text:s text:c="3"/>tests <text:s text:c="4"/>TODO</text:span></text:p>
      <text:p text:style-name="P6"><text:span text:style-name="T3">build-aux <text:s text:c="2"/>config.h <text:s text:c="7"/>configure <text:s text:c="5"/>debian <text:s text:c="11"/>GNUmakefile <text:s text:c="3"/>maint.mk <text:s/>NEWS <text:s text:c="8"/>README-release <text:s/>THANKS</text:span></text:p>
      <text:p text:style-name="P6"><text:span text:style-name="T3">mahannee@VTA076L:~/packages/grep/grep-2.24$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2:56:38.132451332</meta:creation-date>
    <dc:date>2019-05-08T13:22:16.803060715</dc:date>
    <meta:editing-duration>PT15M18S</meta:editing-duration>
    <meta:editing-cycles>1</meta:editing-cycles>
    <meta:document-statistic meta:table-count="0" meta:image-count="0" meta:object-count="0" meta:page-count="26" meta:paragraph-count="1296" meta:word-count="6259" meta:character-count="52522" meta:non-whitespace-character-count="45212"/>
    <meta:generator>LibreOffice/5.1.6.2$Linux_X86_64 LibreOffice_project/10m0$Build-2</meta:generator>
  </office:meta>
</office:document-meta>
</file>